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6999" officeooo:paragraph-rsid="000b1c32"/>
    </style:style>
    <style:style style:name="P2" style:family="paragraph" style:parent-style-name="Standard">
      <style:text-properties officeooo:rsid="00086999" officeooo:paragraph-rsid="000fd22e"/>
    </style:style>
    <style:style style:name="P3" style:family="paragraph" style:parent-style-name="Standard">
      <style:text-properties officeooo:rsid="00086999" officeooo:paragraph-rsid="001799d8"/>
    </style:style>
    <style:style style:name="P4" style:family="paragraph" style:parent-style-name="Standard">
      <style:text-properties officeooo:rsid="00129e07" officeooo:paragraph-rsid="0025abfc"/>
    </style:style>
    <style:style style:name="P5" style:family="paragraph" style:parent-style-name="Standard">
      <style:text-properties officeooo:rsid="00129e07" officeooo:paragraph-rsid="0051dc35"/>
    </style:style>
    <style:style style:name="P6" style:family="paragraph" style:parent-style-name="Standard">
      <style:text-properties officeooo:rsid="00719db4" officeooo:paragraph-rsid="00719db4"/>
    </style:style>
    <style:style style:name="P7" style:family="paragraph" style:parent-style-name="Standard">
      <style:text-properties officeooo:rsid="0071a0b7" officeooo:paragraph-rsid="0071a0b7"/>
    </style:style>
    <style:style style:name="P8" style:family="paragraph" style:parent-style-name="Preformatted_20_Text">
      <style:text-properties officeooo:rsid="00086999" officeooo:paragraph-rsid="00086999"/>
    </style:style>
    <style:style style:name="P9" style:family="paragraph" style:parent-style-name="Preformatted_20_Text">
      <style:text-properties officeooo:rsid="00086999" officeooo:paragraph-rsid="000a3978"/>
    </style:style>
    <style:style style:name="P10" style:family="paragraph" style:parent-style-name="Preformatted_20_Text">
      <style:text-properties officeooo:rsid="00086999" officeooo:paragraph-rsid="000ac32e"/>
    </style:style>
    <style:style style:name="P11" style:family="paragraph" style:parent-style-name="Preformatted_20_Text">
      <style:text-properties officeooo:rsid="00086999" officeooo:paragraph-rsid="000b1c32"/>
    </style:style>
    <style:style style:name="P12" style:family="paragraph" style:parent-style-name="Preformatted_20_Text">
      <style:text-properties officeooo:rsid="00086999" officeooo:paragraph-rsid="001e0c1b"/>
    </style:style>
    <style:style style:name="P13" style:family="paragraph" style:parent-style-name="Preformatted_20_Text">
      <style:text-properties officeooo:rsid="00086999" officeooo:paragraph-rsid="00250e7d"/>
    </style:style>
    <style:style style:name="P14" style:family="paragraph" style:parent-style-name="Preformatted_20_Text">
      <style:text-properties officeooo:rsid="0009b10f" officeooo:paragraph-rsid="0009b10f"/>
    </style:style>
    <style:style style:name="P15" style:family="paragraph" style:parent-style-name="Preformatted_20_Text">
      <style:text-properties officeooo:rsid="000a3978" officeooo:paragraph-rsid="000a3978"/>
    </style:style>
    <style:style style:name="P16" style:family="paragraph" style:parent-style-name="Preformatted_20_Text">
      <style:text-properties officeooo:rsid="000a3978" officeooo:paragraph-rsid="000ac32e"/>
    </style:style>
    <style:style style:name="P17" style:family="paragraph" style:parent-style-name="Preformatted_20_Text">
      <style:text-properties officeooo:rsid="000a3978" officeooo:paragraph-rsid="00785867"/>
    </style:style>
    <style:style style:name="P18" style:family="paragraph" style:parent-style-name="Preformatted_20_Text">
      <style:text-properties officeooo:rsid="000ac32e" officeooo:paragraph-rsid="000ac32e"/>
    </style:style>
    <style:style style:name="P19" style:family="paragraph" style:parent-style-name="Preformatted_20_Text">
      <style:text-properties officeooo:rsid="000ac32e" officeooo:paragraph-rsid="007d18ff"/>
    </style:style>
    <style:style style:name="P20" style:family="paragraph" style:parent-style-name="Preformatted_20_Text">
      <style:text-properties officeooo:rsid="000b1c32" officeooo:paragraph-rsid="000b1c32"/>
    </style:style>
    <style:style style:name="P21" style:family="paragraph" style:parent-style-name="Preformatted_20_Text">
      <style:text-properties officeooo:rsid="000cda0c" officeooo:paragraph-rsid="000fd22e"/>
    </style:style>
    <style:style style:name="P22" style:family="paragraph" style:parent-style-name="Preformatted_20_Text">
      <style:text-properties officeooo:rsid="000f7f93" officeooo:paragraph-rsid="000f7f93"/>
    </style:style>
    <style:style style:name="P23" style:family="paragraph" style:parent-style-name="Preformatted_20_Text">
      <style:text-properties officeooo:rsid="000fd22e" officeooo:paragraph-rsid="000fd22e"/>
    </style:style>
    <style:style style:name="P24" style:family="paragraph" style:parent-style-name="Preformatted_20_Text">
      <style:text-properties officeooo:rsid="000fd22e" officeooo:paragraph-rsid="0010e80b"/>
    </style:style>
    <style:style style:name="P25" style:family="paragraph" style:parent-style-name="Preformatted_20_Text">
      <style:text-properties fo:font-weight="bold" officeooo:rsid="000fd22e" officeooo:paragraph-rsid="000fd22e" style:font-weight-asian="bold" style:font-weight-complex="bold"/>
    </style:style>
    <style:style style:name="P26" style:family="paragraph" style:parent-style-name="Preformatted_20_Text">
      <style:text-properties fo:font-weight="bold" officeooo:rsid="0010e80b" officeooo:paragraph-rsid="0010e80b" style:font-weight-asian="bold" style:font-weight-complex="bold"/>
    </style:style>
    <style:style style:name="P27" style:family="paragraph" style:parent-style-name="Preformatted_20_Text">
      <style:text-properties fo:font-weight="bold" officeooo:rsid="0013ff36" officeooo:paragraph-rsid="0013ff36" style:font-weight-asian="bold" style:font-weight-complex="bold"/>
    </style:style>
    <style:style style:name="P28" style:family="paragraph" style:parent-style-name="Preformatted_20_Text">
      <style:text-properties fo:font-weight="bold" officeooo:rsid="0013ff36" officeooo:paragraph-rsid="002192f3" style:font-weight-asian="bold" style:font-weight-complex="bold"/>
    </style:style>
    <style:style style:name="P29" style:family="paragraph" style:parent-style-name="Preformatted_20_Text">
      <style:text-properties fo:font-weight="bold" officeooo:rsid="002192f3" officeooo:paragraph-rsid="0023418f" style:font-weight-asian="bold" style:font-weight-complex="bold"/>
    </style:style>
    <style:style style:name="P30" style:family="paragraph" style:parent-style-name="Preformatted_20_Text">
      <style:text-properties fo:font-weight="bold" officeooo:rsid="00129e07" officeooo:paragraph-rsid="0028e4a5" style:font-weight-asian="bold" style:font-weight-complex="bold"/>
    </style:style>
    <style:style style:name="P31" style:family="paragraph" style:parent-style-name="Preformatted_20_Text">
      <style:text-properties fo:font-weight="bold" officeooo:rsid="00129e07" officeooo:paragraph-rsid="004e32d6" style:font-weight-asian="bold" style:font-weight-complex="bold"/>
    </style:style>
    <style:style style:name="P32" style:family="paragraph" style:parent-style-name="Preformatted_20_Text">
      <style:text-properties fo:font-weight="bold" officeooo:rsid="0034c9e1" officeooo:paragraph-rsid="0034c9e1" style:font-weight-asian="bold" style:font-weight-complex="bold"/>
    </style:style>
    <style:style style:name="P33" style:family="paragraph" style:parent-style-name="Preformatted_20_Text">
      <style:text-properties fo:font-weight="bold" officeooo:rsid="001249ab" officeooo:paragraph-rsid="0051dc35" style:font-weight-asian="bold" style:font-weight-complex="bold"/>
    </style:style>
    <style:style style:name="P34" style:family="paragraph" style:parent-style-name="Preformatted_20_Text">
      <style:text-properties fo:font-weight="bold" officeooo:rsid="00576b18" officeooo:paragraph-rsid="00576b18" style:font-weight-asian="bold" style:font-weight-complex="bold"/>
    </style:style>
    <style:style style:name="P35" style:family="paragraph" style:parent-style-name="Preformatted_20_Text">
      <style:text-properties fo:font-weight="normal" officeooo:rsid="000fd22e" officeooo:paragraph-rsid="000fd22e" style:font-weight-asian="normal" style:font-weight-complex="normal"/>
    </style:style>
    <style:style style:name="P36" style:family="paragraph" style:parent-style-name="Preformatted_20_Text">
      <style:text-properties fo:font-weight="normal" officeooo:rsid="000fd22e" officeooo:paragraph-rsid="0010e80b" style:font-weight-asian="normal" style:font-weight-complex="normal"/>
    </style:style>
    <style:style style:name="P37" style:family="paragraph" style:parent-style-name="Preformatted_20_Text">
      <style:text-properties fo:font-weight="normal" officeooo:rsid="000fd22e" officeooo:paragraph-rsid="00129e07" style:font-weight-asian="normal" style:font-weight-complex="normal"/>
    </style:style>
    <style:style style:name="P38" style:family="paragraph" style:parent-style-name="Preformatted_20_Text">
      <style:text-properties fo:font-weight="normal" officeooo:rsid="000fd22e" officeooo:paragraph-rsid="0013ff36" style:font-weight-asian="normal" style:font-weight-complex="normal"/>
    </style:style>
    <style:style style:name="P39" style:family="paragraph" style:parent-style-name="Preformatted_20_Text">
      <style:text-properties fo:font-weight="normal" officeooo:rsid="000fd22e" officeooo:paragraph-rsid="0015cae2" style:font-weight-asian="normal" style:font-weight-complex="normal"/>
    </style:style>
    <style:style style:name="P40" style:family="paragraph" style:parent-style-name="Preformatted_20_Text">
      <style:text-properties fo:font-weight="normal" officeooo:rsid="000fd22e" officeooo:paragraph-rsid="00250e7d" style:font-weight-asian="normal" style:font-weight-complex="normal"/>
    </style:style>
    <style:style style:name="P41" style:family="paragraph" style:parent-style-name="Preformatted_20_Text">
      <style:text-properties fo:font-weight="normal" officeooo:rsid="000fd22e" officeooo:paragraph-rsid="004e32d6" style:font-weight-asian="normal" style:font-weight-complex="normal"/>
    </style:style>
    <style:style style:name="P42" style:family="paragraph" style:parent-style-name="Preformatted_20_Text">
      <style:text-properties fo:font-weight="normal" officeooo:rsid="00129e07" officeooo:paragraph-rsid="00129e07" style:font-weight-asian="normal" style:font-weight-complex="normal"/>
    </style:style>
    <style:style style:name="P43" style:family="paragraph" style:parent-style-name="Preformatted_20_Text">
      <style:text-properties fo:font-weight="normal" officeooo:rsid="00129e07" officeooo:paragraph-rsid="0025abfc" style:font-weight-asian="normal" style:font-weight-complex="normal"/>
    </style:style>
    <style:style style:name="P44" style:family="paragraph" style:parent-style-name="Preformatted_20_Text">
      <style:text-properties fo:font-weight="normal" officeooo:rsid="00129e07" officeooo:paragraph-rsid="00273e9b" style:font-weight-asian="normal" style:font-weight-complex="normal"/>
    </style:style>
    <style:style style:name="P45" style:family="paragraph" style:parent-style-name="Preformatted_20_Text">
      <style:text-properties fo:font-weight="normal" officeooo:rsid="00129e07" officeooo:paragraph-rsid="0051dc35" style:font-weight-asian="normal" style:font-weight-complex="normal"/>
    </style:style>
    <style:style style:name="P46" style:family="paragraph" style:parent-style-name="Preformatted_20_Text">
      <style:text-properties fo:font-weight="normal" officeooo:rsid="0010e80b" officeooo:paragraph-rsid="00129e07" style:font-weight-asian="normal" style:font-weight-complex="normal"/>
    </style:style>
    <style:style style:name="P47" style:family="paragraph" style:parent-style-name="Preformatted_20_Text">
      <style:text-properties fo:font-weight="normal" officeooo:rsid="0010e80b" officeooo:paragraph-rsid="0013ff36" style:font-weight-asian="normal" style:font-weight-complex="normal"/>
    </style:style>
    <style:style style:name="P48" style:family="paragraph" style:parent-style-name="Preformatted_20_Text">
      <style:text-properties fo:font-weight="normal" officeooo:rsid="0010e80b" officeooo:paragraph-rsid="0015cae2" style:font-weight-asian="normal" style:font-weight-complex="normal"/>
    </style:style>
    <style:style style:name="P49" style:family="paragraph" style:parent-style-name="Preformatted_20_Text">
      <style:text-properties fo:font-weight="normal" officeooo:rsid="0013ff36" officeooo:paragraph-rsid="0013ff36" style:font-weight-asian="normal" style:font-weight-complex="normal"/>
    </style:style>
    <style:style style:name="P50" style:family="paragraph" style:parent-style-name="Preformatted_20_Text">
      <style:text-properties fo:font-weight="normal" officeooo:rsid="0015cae2" officeooo:paragraph-rsid="0015cae2" style:font-weight-asian="normal" style:font-weight-complex="normal"/>
    </style:style>
    <style:style style:name="P51" style:family="paragraph" style:parent-style-name="Preformatted_20_Text">
      <style:text-properties fo:font-weight="normal" officeooo:rsid="002192f3" officeooo:paragraph-rsid="0023418f" style:font-weight-asian="normal" style:font-weight-complex="normal"/>
    </style:style>
    <style:style style:name="P52" style:family="paragraph" style:parent-style-name="Preformatted_20_Text">
      <style:text-properties fo:font-weight="normal" officeooo:rsid="002192f3" officeooo:paragraph-rsid="0051dc35" style:font-weight-asian="normal" style:font-weight-complex="normal"/>
    </style:style>
    <style:style style:name="P53" style:family="paragraph" style:parent-style-name="Preformatted_20_Text">
      <style:text-properties fo:font-weight="normal" officeooo:rsid="0023418f" officeooo:paragraph-rsid="0023418f" style:font-weight-asian="normal" style:font-weight-complex="normal"/>
    </style:style>
    <style:style style:name="P54" style:family="paragraph" style:parent-style-name="Preformatted_20_Text">
      <style:text-properties fo:font-weight="normal" officeooo:rsid="0025abfc" officeooo:paragraph-rsid="0025abfc" style:font-weight-asian="normal" style:font-weight-complex="normal"/>
    </style:style>
    <style:style style:name="P55" style:family="paragraph" style:parent-style-name="Preformatted_20_Text">
      <style:text-properties fo:font-weight="normal" officeooo:rsid="00273e9b" officeooo:paragraph-rsid="00273e9b" style:font-weight-asian="normal" style:font-weight-complex="normal"/>
    </style:style>
    <style:style style:name="P56" style:family="paragraph" style:parent-style-name="Preformatted_20_Text">
      <style:text-properties fo:font-weight="normal" officeooo:rsid="00309098" officeooo:paragraph-rsid="00309098" style:font-weight-asian="normal" style:font-weight-complex="normal"/>
    </style:style>
    <style:style style:name="P57" style:family="paragraph" style:parent-style-name="Preformatted_20_Text">
      <style:text-properties fo:font-weight="normal" officeooo:rsid="0034c9e1" officeooo:paragraph-rsid="0034c9e1" style:font-weight-asian="normal" style:font-weight-complex="normal"/>
    </style:style>
    <style:style style:name="P58" style:family="paragraph" style:parent-style-name="Preformatted_20_Text">
      <style:text-properties fo:font-weight="normal" officeooo:rsid="00355b70" officeooo:paragraph-rsid="00355b70" style:font-weight-asian="normal" style:font-weight-complex="normal"/>
    </style:style>
    <style:style style:name="P59" style:family="paragraph" style:parent-style-name="Preformatted_20_Text">
      <style:text-properties fo:font-weight="normal" officeooo:rsid="0035da99" officeooo:paragraph-rsid="0035da99" style:font-weight-asian="normal" style:font-weight-complex="normal"/>
    </style:style>
    <style:style style:name="P60" style:family="paragraph" style:parent-style-name="Preformatted_20_Text">
      <style:text-properties fo:font-weight="normal" officeooo:rsid="003bd3ea" officeooo:paragraph-rsid="003bd3ea" style:font-weight-asian="normal" style:font-weight-complex="normal"/>
    </style:style>
    <style:style style:name="P61" style:family="paragraph" style:parent-style-name="Preformatted_20_Text">
      <style:text-properties fo:font-weight="normal" officeooo:rsid="003bdefe" officeooo:paragraph-rsid="003bdefe" style:font-weight-asian="normal" style:font-weight-complex="normal"/>
    </style:style>
    <style:style style:name="P62" style:family="paragraph" style:parent-style-name="Preformatted_20_Text">
      <style:text-properties fo:font-weight="normal" officeooo:rsid="0044e2f0" officeooo:paragraph-rsid="0044e2f0" style:font-weight-asian="normal" style:font-weight-complex="normal"/>
    </style:style>
    <style:style style:name="P63" style:family="paragraph" style:parent-style-name="Preformatted_20_Text">
      <style:text-properties fo:font-weight="normal" officeooo:rsid="004e32d6" officeooo:paragraph-rsid="0051dc35" style:font-weight-asian="normal" style:font-weight-complex="normal"/>
    </style:style>
    <style:style style:name="P64" style:family="paragraph" style:parent-style-name="Preformatted_20_Text">
      <style:text-properties fo:font-weight="normal" officeooo:rsid="004f7974" officeooo:paragraph-rsid="004f7974" style:font-weight-asian="normal" style:font-weight-complex="normal"/>
    </style:style>
    <style:style style:name="P65" style:family="paragraph" style:parent-style-name="Preformatted_20_Text">
      <style:text-properties fo:font-weight="normal" officeooo:rsid="004fe973" officeooo:paragraph-rsid="004fe973" style:font-weight-asian="normal" style:font-weight-complex="normal"/>
    </style:style>
    <style:style style:name="P66" style:family="paragraph" style:parent-style-name="Preformatted_20_Text">
      <style:text-properties fo:font-weight="normal" officeooo:rsid="0052ea8b" officeooo:paragraph-rsid="0052ea8b" style:font-weight-asian="normal" style:font-weight-complex="normal"/>
    </style:style>
    <style:style style:name="P67" style:family="paragraph" style:parent-style-name="Preformatted_20_Text">
      <style:text-properties fo:font-weight="normal" officeooo:rsid="00532064" officeooo:paragraph-rsid="00532064" style:font-weight-asian="normal" style:font-weight-complex="normal"/>
    </style:style>
    <style:style style:name="P68" style:family="paragraph" style:parent-style-name="Preformatted_20_Text">
      <style:text-properties fo:font-weight="normal" officeooo:rsid="0055e4d4" officeooo:paragraph-rsid="0055e4d4" style:font-weight-asian="normal" style:font-weight-complex="normal"/>
    </style:style>
    <style:style style:name="P69" style:family="paragraph" style:parent-style-name="Preformatted_20_Text">
      <style:text-properties fo:font-weight="normal" officeooo:rsid="005645a0" officeooo:paragraph-rsid="005645a0" style:font-weight-asian="normal" style:font-weight-complex="normal"/>
    </style:style>
    <style:style style:name="P70" style:family="paragraph" style:parent-style-name="Preformatted_20_Text">
      <style:text-properties fo:font-weight="normal" officeooo:rsid="00576b18" officeooo:paragraph-rsid="00576b18" style:font-weight-asian="normal" style:font-weight-complex="normal"/>
    </style:style>
    <style:style style:name="P71" style:family="paragraph" style:parent-style-name="Preformatted_20_Text">
      <style:text-properties fo:font-weight="normal" officeooo:rsid="005612ea" officeooo:paragraph-rsid="005612ea" style:font-weight-asian="normal" style:font-weight-complex="normal"/>
    </style:style>
    <style:style style:name="P72" style:family="paragraph" style:parent-style-name="Preformatted_20_Text">
      <style:text-properties fo:font-weight="normal" officeooo:rsid="0059554f" officeooo:paragraph-rsid="0059554f" style:font-weight-asian="normal" style:font-weight-complex="normal"/>
    </style:style>
    <style:style style:name="P73" style:family="paragraph" style:parent-style-name="Preformatted_20_Text">
      <style:text-properties fo:font-weight="normal" officeooo:rsid="005ad675" officeooo:paragraph-rsid="005ad675" style:font-weight-asian="normal" style:font-weight-complex="normal"/>
    </style:style>
    <style:style style:name="P74" style:family="paragraph" style:parent-style-name="Preformatted_20_Text">
      <style:text-properties officeooo:rsid="0010e80b" officeooo:paragraph-rsid="0010e80b"/>
    </style:style>
    <style:style style:name="P75" style:family="paragraph" style:parent-style-name="Preformatted_20_Text">
      <style:text-properties officeooo:rsid="0010e80b" officeooo:paragraph-rsid="00129e07"/>
    </style:style>
    <style:style style:name="P76" style:family="paragraph" style:parent-style-name="Preformatted_20_Text">
      <style:text-properties officeooo:rsid="0010e80b" officeooo:paragraph-rsid="001a4a71"/>
    </style:style>
    <style:style style:name="P77" style:family="paragraph" style:parent-style-name="Preformatted_20_Text">
      <style:text-properties fo:font-style="italic" fo:font-weight="bold" officeooo:rsid="00086999" officeooo:paragraph-rsid="00086999" style:font-style-asian="italic" style:font-weight-asian="bold" style:font-style-complex="italic" style:font-weight-complex="bold"/>
    </style:style>
    <style:style style:name="P78" style:family="paragraph" style:parent-style-name="Preformatted_20_Text">
      <style:text-properties fo:font-style="italic" fo:font-weight="bold" officeooo:rsid="000a3978" officeooo:paragraph-rsid="000a3978" style:font-style-asian="italic" style:font-weight-asian="bold" style:font-style-complex="italic" style:font-weight-complex="bold"/>
    </style:style>
    <style:style style:name="P79" style:family="paragraph" style:parent-style-name="Preformatted_20_Text">
      <style:text-properties fo:font-style="italic" fo:font-weight="bold" officeooo:rsid="0034c9e1" officeooo:paragraph-rsid="0034c9e1" style:font-style-asian="italic" style:font-weight-asian="bold" style:font-style-complex="italic" style:font-weight-complex="bold"/>
    </style:style>
    <style:style style:name="P80" style:family="paragraph" style:parent-style-name="Preformatted_20_Text">
      <style:text-properties fo:font-style="italic" fo:font-weight="bold" officeooo:rsid="00355b70" officeooo:paragraph-rsid="00355b70" style:font-style-asian="italic" style:font-weight-asian="bold" style:font-style-complex="italic" style:font-weight-complex="bold"/>
    </style:style>
    <style:style style:name="P81" style:family="paragraph" style:parent-style-name="Preformatted_20_Text">
      <style:text-properties fo:font-size="11pt" fo:font-style="italic" fo:font-weight="bold" officeooo:rsid="00086999" officeooo:paragraph-rsid="00086999" style:font-size-asian="11pt" style:font-style-asian="italic" style:font-weight-asian="bold" style:font-size-complex="11pt" style:font-style-complex="italic" style:font-weight-complex="bold"/>
    </style:style>
    <style:style style:name="P82" style:family="paragraph" style:parent-style-name="Preformatted_20_Text">
      <style:text-properties officeooo:rsid="00129e07" officeooo:paragraph-rsid="00129e07"/>
    </style:style>
    <style:style style:name="P83" style:family="paragraph" style:parent-style-name="Preformatted_20_Text">
      <style:text-properties officeooo:rsid="00129e07" officeooo:paragraph-rsid="002154d1"/>
    </style:style>
    <style:style style:name="P84" style:family="paragraph" style:parent-style-name="Preformatted_20_Text">
      <style:text-properties officeooo:rsid="00129e07" officeooo:paragraph-rsid="00273e9b"/>
    </style:style>
    <style:style style:name="P85" style:family="paragraph" style:parent-style-name="Preformatted_20_Text">
      <style:text-properties officeooo:rsid="00129e07" officeooo:paragraph-rsid="0027f0db"/>
    </style:style>
    <style:style style:name="P86" style:family="paragraph" style:parent-style-name="Preformatted_20_Text">
      <style:text-properties officeooo:rsid="00129e07" officeooo:paragraph-rsid="0025abfc"/>
    </style:style>
    <style:style style:name="P87" style:family="paragraph" style:parent-style-name="Preformatted_20_Text">
      <style:text-properties officeooo:rsid="00129e07" officeooo:paragraph-rsid="0051dc35"/>
    </style:style>
    <style:style style:name="P88" style:family="paragraph" style:parent-style-name="Preformatted_20_Text">
      <style:text-properties officeooo:rsid="00129e07" officeooo:paragraph-rsid="005645a0"/>
    </style:style>
    <style:style style:name="P89" style:family="paragraph" style:parent-style-name="Preformatted_20_Text">
      <style:text-properties officeooo:rsid="00163262" officeooo:paragraph-rsid="00163262"/>
    </style:style>
    <style:style style:name="P90" style:family="paragraph" style:parent-style-name="Preformatted_20_Text">
      <style:text-properties officeooo:rsid="00163262" officeooo:paragraph-rsid="001e0c1b"/>
    </style:style>
    <style:style style:name="P91" style:family="paragraph" style:parent-style-name="Preformatted_20_Text">
      <style:text-properties officeooo:rsid="00163262" officeooo:paragraph-rsid="001f530c"/>
    </style:style>
    <style:style style:name="P92" style:family="paragraph" style:parent-style-name="Preformatted_20_Text">
      <style:text-properties officeooo:rsid="00163262" officeooo:paragraph-rsid="004a50e3"/>
    </style:style>
    <style:style style:name="P93" style:family="paragraph" style:parent-style-name="Preformatted_20_Text">
      <style:text-properties officeooo:rsid="0013ff36" officeooo:paragraph-rsid="0018982c"/>
    </style:style>
    <style:style style:name="P94" style:family="paragraph" style:parent-style-name="Preformatted_20_Text">
      <style:text-properties officeooo:rsid="001d0884" officeooo:paragraph-rsid="001d0884"/>
    </style:style>
    <style:style style:name="P95" style:family="paragraph" style:parent-style-name="Preformatted_20_Text">
      <style:text-properties officeooo:rsid="001d0884" officeooo:paragraph-rsid="002998bf"/>
    </style:style>
    <style:style style:name="P96" style:family="paragraph" style:parent-style-name="Preformatted_20_Text">
      <style:text-properties officeooo:rsid="001d0884" officeooo:paragraph-rsid="003156f8"/>
    </style:style>
    <style:style style:name="P97" style:family="paragraph" style:parent-style-name="Preformatted_20_Text">
      <style:text-properties officeooo:rsid="001e0c1b" officeooo:paragraph-rsid="001e0c1b"/>
    </style:style>
    <style:style style:name="P98" style:family="paragraph" style:parent-style-name="Preformatted_20_Text">
      <style:text-properties officeooo:rsid="001f530c" officeooo:paragraph-rsid="001f530c"/>
    </style:style>
    <style:style style:name="P99" style:family="paragraph" style:parent-style-name="Preformatted_20_Text">
      <style:text-properties officeooo:paragraph-rsid="001f530c"/>
    </style:style>
    <style:style style:name="P100" style:family="paragraph" style:parent-style-name="Preformatted_20_Text">
      <style:text-properties officeooo:rsid="002154d1" officeooo:paragraph-rsid="002154d1"/>
    </style:style>
    <style:style style:name="P101" style:family="paragraph" style:parent-style-name="Preformatted_20_Text">
      <style:text-properties officeooo:rsid="0025abfc" officeooo:paragraph-rsid="0025abfc"/>
    </style:style>
    <style:style style:name="P102" style:family="paragraph" style:parent-style-name="Preformatted_20_Text">
      <style:text-properties officeooo:paragraph-rsid="0025abfc"/>
    </style:style>
    <style:style style:name="P103" style:family="paragraph" style:parent-style-name="Preformatted_20_Text">
      <style:text-properties officeooo:paragraph-rsid="0027f0db"/>
    </style:style>
    <style:style style:name="P104" style:family="paragraph" style:parent-style-name="Preformatted_20_Text">
      <style:text-properties officeooo:rsid="0028e4a5" officeooo:paragraph-rsid="0028e4a5"/>
    </style:style>
    <style:style style:name="P105" style:family="paragraph" style:parent-style-name="Preformatted_20_Text">
      <style:text-properties officeooo:rsid="002998bf" officeooo:paragraph-rsid="002998bf"/>
    </style:style>
    <style:style style:name="P106" style:family="paragraph" style:parent-style-name="Preformatted_20_Text">
      <style:text-properties officeooo:rsid="002998bf" officeooo:paragraph-rsid="003156f8"/>
    </style:style>
    <style:style style:name="P107" style:family="paragraph" style:parent-style-name="Preformatted_20_Text">
      <style:text-properties officeooo:rsid="003a1f00" officeooo:paragraph-rsid="003a1f00"/>
    </style:style>
    <style:style style:name="P108" style:family="paragraph" style:parent-style-name="Preformatted_20_Text">
      <style:text-properties officeooo:rsid="003ee9b7" officeooo:paragraph-rsid="003ee9b7"/>
    </style:style>
    <style:style style:name="P109" style:family="paragraph" style:parent-style-name="Preformatted_20_Text">
      <style:text-properties officeooo:paragraph-rsid="001249ab"/>
    </style:style>
    <style:style style:name="P110" style:family="paragraph" style:parent-style-name="Preformatted_20_Text">
      <style:text-properties officeooo:rsid="004a50e3" officeooo:paragraph-rsid="004a50e3"/>
    </style:style>
    <style:style style:name="P111" style:family="paragraph" style:parent-style-name="Preformatted_20_Text">
      <style:text-properties officeooo:rsid="004b5d35" officeooo:paragraph-rsid="004b5d35"/>
    </style:style>
    <style:style style:name="P112" style:family="paragraph" style:parent-style-name="Preformatted_20_Text">
      <style:text-properties officeooo:rsid="004be5df" officeooo:paragraph-rsid="004be5df"/>
    </style:style>
    <style:style style:name="P113" style:family="paragraph" style:parent-style-name="Preformatted_20_Text">
      <style:text-properties officeooo:rsid="004d7063" officeooo:paragraph-rsid="004d7063"/>
    </style:style>
    <style:style style:name="P114" style:family="paragraph" style:parent-style-name="Preformatted_20_Text">
      <style:text-properties officeooo:rsid="004e11e0" officeooo:paragraph-rsid="004e11e0"/>
    </style:style>
    <style:style style:name="P115" style:family="paragraph" style:parent-style-name="Preformatted_20_Text">
      <style:text-properties officeooo:paragraph-rsid="002e2617"/>
    </style:style>
    <style:style style:name="P116" style:family="paragraph" style:parent-style-name="Preformatted_20_Text">
      <style:text-properties officeooo:paragraph-rsid="003bdefe"/>
    </style:style>
    <style:style style:name="P117" style:family="paragraph" style:parent-style-name="Preformatted_20_Text">
      <style:text-properties officeooo:rsid="004fe973" officeooo:paragraph-rsid="004fe973"/>
    </style:style>
    <style:style style:name="P118" style:family="paragraph" style:parent-style-name="Preformatted_20_Text">
      <style:text-properties officeooo:paragraph-rsid="005645a0"/>
    </style:style>
    <style:style style:name="P119" style:family="paragraph" style:parent-style-name="Preformatted_20_Text">
      <style:text-properties fo:color="#000000" fo:font-weight="normal" officeooo:rsid="000fd22e" officeooo:paragraph-rsid="004e32d6" style:font-weight-asian="normal" style:font-weight-complex="normal"/>
    </style:style>
    <style:style style:name="P120" style:family="paragraph" style:parent-style-name="Preformatted_20_Text">
      <style:text-properties officeooo:paragraph-rsid="005aa598"/>
    </style:style>
    <style:style style:name="P121" style:family="paragraph" style:parent-style-name="Preformatted_20_Text">
      <style:text-properties officeooo:rsid="005aa598" officeooo:paragraph-rsid="005aa598"/>
    </style:style>
    <style:style style:name="P122" style:family="paragraph" style:parent-style-name="Preformatted_20_Text">
      <style:text-properties officeooo:rsid="005ad2af" officeooo:paragraph-rsid="005ad2af"/>
    </style:style>
    <style:style style:name="P123" style:family="paragraph" style:parent-style-name="Preformatted_20_Text">
      <style:text-properties officeooo:rsid="005ad675" officeooo:paragraph-rsid="005ad675"/>
    </style:style>
    <style:style style:name="P124" style:family="paragraph" style:parent-style-name="Preformatted_20_Text">
      <style:text-properties officeooo:rsid="005c449e" officeooo:paragraph-rsid="005c449e"/>
    </style:style>
    <style:style style:name="P125" style:family="paragraph" style:parent-style-name="Preformatted_20_Text">
      <style:text-properties officeooo:rsid="005cf1c4" officeooo:paragraph-rsid="005cf1c4"/>
    </style:style>
    <style:style style:name="P126" style:family="paragraph" style:parent-style-name="Preformatted_20_Text">
      <style:text-properties officeooo:rsid="005eec06" officeooo:paragraph-rsid="005eec06"/>
    </style:style>
    <style:style style:name="P127" style:family="paragraph" style:parent-style-name="Preformatted_20_Text">
      <style:text-properties officeooo:rsid="005eec06" officeooo:paragraph-rsid="005f221a"/>
    </style:style>
    <style:style style:name="P128" style:family="paragraph" style:parent-style-name="Preformatted_20_Text">
      <style:text-properties officeooo:rsid="00609909" officeooo:paragraph-rsid="00609909"/>
    </style:style>
    <style:style style:name="P129" style:family="paragraph" style:parent-style-name="Preformatted_20_Text">
      <style:text-properties officeooo:rsid="00619a32" officeooo:paragraph-rsid="00619a32"/>
    </style:style>
    <style:style style:name="P130" style:family="paragraph" style:parent-style-name="Preformatted_20_Text">
      <style:text-properties officeooo:rsid="0061a4ca" officeooo:paragraph-rsid="0061a4ca"/>
    </style:style>
    <style:style style:name="P131" style:family="paragraph" style:parent-style-name="Preformatted_20_Text">
      <style:text-properties officeooo:rsid="0065defc" officeooo:paragraph-rsid="0065defc"/>
    </style:style>
    <style:style style:name="P132" style:family="paragraph" style:parent-style-name="Preformatted_20_Text">
      <style:text-properties officeooo:rsid="0067c1a3" officeooo:paragraph-rsid="0067c1a3"/>
    </style:style>
    <style:style style:name="P133" style:family="paragraph" style:parent-style-name="Preformatted_20_Text">
      <style:text-properties officeooo:rsid="006a3148" officeooo:paragraph-rsid="006a3148"/>
    </style:style>
    <style:style style:name="P134" style:family="paragraph" style:parent-style-name="Preformatted_20_Text">
      <style:text-properties officeooo:rsid="006a3148" officeooo:paragraph-rsid="006a50dd"/>
    </style:style>
    <style:style style:name="P135" style:family="paragraph" style:parent-style-name="Preformatted_20_Text">
      <style:text-properties officeooo:rsid="006b9965" officeooo:paragraph-rsid="006b9965"/>
    </style:style>
    <style:style style:name="P136" style:family="paragraph" style:parent-style-name="Preformatted_20_Text">
      <style:text-properties officeooo:rsid="00713eaa" officeooo:paragraph-rsid="004e11e0"/>
    </style:style>
    <style:style style:name="P137" style:family="paragraph" style:parent-style-name="Preformatted_20_Text">
      <style:text-properties officeooo:rsid="00713eaa" officeooo:paragraph-rsid="00713eaa"/>
    </style:style>
    <style:style style:name="P138" style:family="paragraph" style:parent-style-name="Preformatted_20_Text">
      <style:text-properties officeooo:rsid="0071a0b7" officeooo:paragraph-rsid="0071a0b7"/>
    </style:style>
    <style:style style:name="P139" style:family="paragraph" style:parent-style-name="Preformatted_20_Text">
      <style:text-properties officeooo:rsid="006f76fe" officeooo:paragraph-rsid="006f76fe"/>
    </style:style>
    <style:style style:name="P140" style:family="paragraph" style:parent-style-name="Preformatted_20_Text">
      <style:text-properties officeooo:rsid="00741ef9" officeooo:paragraph-rsid="00741ef9"/>
    </style:style>
    <style:style style:name="P141" style:family="paragraph" style:parent-style-name="Preformatted_20_Text">
      <style:text-properties officeooo:rsid="00785867" officeooo:paragraph-rsid="00785867"/>
    </style:style>
    <style:style style:name="P142" style:family="paragraph" style:parent-style-name="Preformatted_20_Text">
      <style:text-properties officeooo:rsid="0079aeb1" officeooo:paragraph-rsid="0079aeb1"/>
    </style:style>
    <style:style style:name="P143" style:family="paragraph" style:parent-style-name="Preformatted_20_Text">
      <style:text-properties officeooo:rsid="007a6526" officeooo:paragraph-rsid="007a6526"/>
    </style:style>
    <style:style style:name="P144" style:family="paragraph" style:parent-style-name="Preformatted_20_Text">
      <style:text-properties officeooo:rsid="007b942e" officeooo:paragraph-rsid="007b942e"/>
    </style:style>
    <style:style style:name="P145" style:family="paragraph" style:parent-style-name="Preformatted_20_Text">
      <style:text-properties officeooo:rsid="007e3b59" officeooo:paragraph-rsid="007e3b59"/>
    </style:style>
    <style:style style:name="P146" style:family="paragraph" style:parent-style-name="Preformatted_20_Text">
      <style:text-properties officeooo:rsid="007cb4a6" officeooo:paragraph-rsid="007cb4a6"/>
    </style:style>
    <style:style style:name="P147" style:family="paragraph" style:parent-style-name="Preformatted_20_Text">
      <style:text-properties officeooo:rsid="007e5522" officeooo:paragraph-rsid="007e5522"/>
    </style:style>
    <style:style style:name="P148" style:family="paragraph" style:parent-style-name="Preformatted_20_Text">
      <style:paragraph-properties fo:break-before="page"/>
      <style:text-properties fo:font-style="italic" fo:font-weight="bold" officeooo:rsid="000fd22e" officeooo:paragraph-rsid="000fd22e" style:font-style-asian="italic" style:font-weight-asian="bold" style:font-style-complex="italic" style:font-weight-complex="bold"/>
    </style:style>
    <style:style style:name="P149" style:family="paragraph" style:parent-style-name="Preformatted_20_Text">
      <style:paragraph-properties fo:break-before="page"/>
      <style:text-properties fo:font-style="italic" fo:font-weight="bold" officeooo:rsid="0034c9e1" officeooo:paragraph-rsid="0034c9e1" style:font-style-asian="italic" style:font-weight-asian="bold" style:font-style-complex="italic" style:font-weight-complex="bold"/>
    </style:style>
    <style:style style:name="P150" style:family="paragraph" style:parent-style-name="Preformatted_20_Text">
      <style:paragraph-properties fo:break-before="page"/>
      <style:text-properties officeooo:rsid="00163262" officeooo:paragraph-rsid="001e0c1b"/>
    </style:style>
    <style:style style:name="P151" style:family="paragraph" style:parent-style-name="Preformatted_20_Text">
      <style:paragraph-properties fo:break-before="page"/>
      <style:text-properties officeooo:rsid="000ac32e" officeooo:paragraph-rsid="007d18ff"/>
    </style:style>
    <style:style style:name="P152" style:family="paragraph" style:parent-style-name="Preformatted_20_Text">
      <style:paragraph-properties fo:margin-top="0cm" fo:margin-bottom="0.499cm" style:contextual-spacing="false"/>
      <style:text-properties officeooo:paragraph-rsid="001fb252"/>
    </style:style>
    <style:style style:name="P153" style:family="paragraph" style:parent-style-name="Preformatted_20_Text">
      <style:paragraph-properties fo:margin-top="0cm" fo:margin-bottom="0.499cm" style:contextual-spacing="false"/>
      <style:text-properties officeooo:paragraph-rsid="0023522b"/>
    </style:style>
    <style:style style:name="P154" style:family="paragraph" style:parent-style-name="Preformatted_20_Text">
      <style:paragraph-properties fo:margin-top="0cm" fo:margin-bottom="0.499cm" style:contextual-spacing="false"/>
      <style:text-properties officeooo:paragraph-rsid="00239c55"/>
    </style:style>
    <style:style style:name="P155" style:family="paragraph" style:parent-style-name="Preformatted_20_Text">
      <style:paragraph-properties fo:margin-top="0cm" fo:margin-bottom="0.499cm" style:contextual-spacing="false"/>
      <style:text-properties officeooo:paragraph-rsid="0024543f"/>
    </style:style>
    <style:style style:name="P156" style:family="paragraph" style:parent-style-name="Preformatted_20_Text">
      <style:paragraph-properties fo:margin-top="0cm" fo:margin-bottom="0.499cm" style:contextual-spacing="false"/>
      <style:text-properties officeooo:paragraph-rsid="0009b10f"/>
    </style:style>
    <style:style style:name="P157" style:family="paragraph" style:parent-style-name="Preformatted_20_Text">
      <style:text-properties officeooo:rsid="007e5522" officeooo:paragraph-rsid="007e5522"/>
    </style:style>
    <style:style style:name="P158" style:family="paragraph" style:parent-style-name="Preformatted_20_Text">
      <style:text-properties officeooo:rsid="0080623c" officeooo:paragraph-rsid="0080623c"/>
    </style:style>
    <style:style style:name="T1" style:family="text">
      <style:text-properties officeooo:rsid="00086999"/>
    </style:style>
    <style:style style:name="T2" style:family="text">
      <style:text-properties officeooo:rsid="000a3978"/>
    </style:style>
    <style:style style:name="T3" style:family="text">
      <style:text-properties officeooo:rsid="000ac32e"/>
    </style:style>
    <style:style style:name="T4" style:family="text">
      <style:text-properties fo:font-weight="bold" style:font-weight-asian="bold" style:font-weight-complex="bold"/>
    </style:style>
    <style:style style:name="T5" style:family="text">
      <style:text-properties fo:font-weight="bold" officeooo:rsid="000ac32e" style:font-weight-asian="bold" style:font-weight-complex="bold"/>
    </style:style>
    <style:style style:name="T6" style:family="text">
      <style:text-properties fo:font-weight="bold" officeooo:rsid="0010e80b" style:font-weight-asian="bold" style:font-weight-complex="bold"/>
    </style:style>
    <style:style style:name="T7" style:family="text">
      <style:text-properties fo:font-weight="bold" officeooo:rsid="001249ab" style:font-weight-asian="bold" style:font-weight-complex="bold"/>
    </style:style>
    <style:style style:name="T8" style:family="text">
      <style:text-properties fo:font-weight="bold" officeooo:rsid="002164e0" style:font-weight-asian="bold" style:font-weight-complex="bold"/>
    </style:style>
    <style:style style:name="T9" style:family="text">
      <style:text-properties fo:font-weight="bold" officeooo:rsid="002cf4dd" style:font-weight-asian="bold" style:font-weight-complex="bold"/>
    </style:style>
    <style:style style:name="T10" style:family="text">
      <style:text-properties officeooo:rsid="000b1c32"/>
    </style:style>
    <style:style style:name="T11" style:family="text">
      <style:text-properties officeooo:rsid="000fd22e"/>
    </style:style>
    <style:style style:name="T12" style:family="text">
      <style:text-properties officeooo:rsid="0010e80b"/>
    </style:style>
    <style:style style:name="T13" style:family="text">
      <style:text-properties officeooo:rsid="001249ab"/>
    </style:style>
    <style:style style:name="T14" style:family="text">
      <style:text-properties officeooo:rsid="00129e07"/>
    </style:style>
    <style:style style:name="T15" style:family="text">
      <style:text-properties officeooo:rsid="0013ff36"/>
    </style:style>
    <style:style style:name="T16" style:family="text">
      <style:text-properties officeooo:rsid="0015cae2"/>
    </style:style>
    <style:style style:name="T17" style:family="text">
      <style:text-properties officeooo:rsid="000f7f93"/>
    </style:style>
    <style:style style:name="T18" style:family="text">
      <style:text-properties officeooo:rsid="001a4a71"/>
    </style:style>
    <style:style style:name="T19" style:family="text">
      <style:text-properties officeooo:rsid="001f530c"/>
    </style:style>
    <style:style style:name="T20" style:family="text">
      <style:text-properties fo:font-size="10pt"/>
    </style:style>
    <style:style style:name="T21" style:family="text">
      <style:text-properties fo:font-size="10pt" fo:font-style="italic" fo:font-weight="bold" officeooo:rsid="001fb252" style:font-style-asian="italic" style:font-weight-asian="bold" style:font-style-complex="italic" style:font-weight-complex="bold"/>
    </style:style>
    <style:style style:name="T22" style:family="text">
      <style:text-properties fo:font-size="10pt" fo:font-style="italic" fo:font-weight="bold" officeooo:rsid="00453d62" style:font-style-asian="italic" style:font-weight-asian="bold" style:font-style-complex="italic" style:font-weight-complex="bold"/>
    </style:style>
    <style:style style:name="T23" style:family="text">
      <style:text-properties officeooo:rsid="001fb252"/>
    </style:style>
    <style:style style:name="T24" style:family="text">
      <style:text-properties officeooo:rsid="002192f3"/>
    </style:style>
    <style:style style:name="T25" style:family="text">
      <style:text-properties fo:font-weight="normal" style:font-weight-asian="normal" style:font-weight-complex="normal"/>
    </style:style>
    <style:style style:name="T26" style:family="text">
      <style:text-properties fo:font-weight="normal" officeooo:rsid="002192f3" style:font-weight-asian="normal" style:font-weight-complex="normal"/>
    </style:style>
    <style:style style:name="T27" style:family="text">
      <style:text-properties fo:font-weight="normal" officeooo:rsid="0023418f" style:font-weight-asian="normal" style:font-weight-complex="normal"/>
    </style:style>
    <style:style style:name="T28" style:family="text">
      <style:text-properties fo:font-weight="normal" officeooo:rsid="0025abfc" style:font-weight-asian="normal" style:font-weight-complex="normal"/>
    </style:style>
    <style:style style:name="T29" style:family="text">
      <style:text-properties fo:font-weight="normal" officeooo:rsid="00273e9b" style:font-weight-asian="normal" style:font-weight-complex="normal"/>
    </style:style>
    <style:style style:name="T30" style:family="text">
      <style:text-properties fo:font-weight="normal" officeooo:rsid="0028e4a5" style:font-weight-asian="normal" style:font-weight-complex="normal"/>
    </style:style>
    <style:style style:name="T31" style:family="text">
      <style:text-properties fo:font-weight="normal" officeooo:rsid="003bdefe" style:font-weight-asian="normal" style:font-weight-complex="normal"/>
    </style:style>
    <style:style style:name="T32" style:family="text">
      <style:text-properties fo:font-weight="normal" officeooo:rsid="00129e07" style:font-weight-asian="normal" style:font-weight-complex="normal"/>
    </style:style>
    <style:style style:name="T33" style:family="text">
      <style:text-properties fo:font-weight="normal" officeooo:rsid="005645a0" style:font-weight-asian="normal" style:font-weight-complex="normal"/>
    </style:style>
    <style:style style:name="T34" style:family="text">
      <style:text-properties fo:font-weight="normal" officeooo:rsid="005aa598" style:font-weight-asian="normal" style:font-weight-complex="normal"/>
    </style:style>
    <style:style style:name="T35" style:family="text">
      <style:text-properties officeooo:rsid="0023522b"/>
    </style:style>
    <style:style style:name="T36" style:family="text">
      <style:text-properties officeooo:rsid="00239c55"/>
    </style:style>
    <style:style style:name="T37" style:family="text">
      <style:text-properties officeooo:rsid="0024543f"/>
    </style:style>
    <style:style style:name="T38" style:family="text">
      <style:text-properties officeooo:rsid="00250e7d"/>
    </style:style>
    <style:style style:name="T39" style:family="text">
      <style:text-properties officeooo:rsid="0025abfc"/>
    </style:style>
    <style:style style:name="T40" style:family="text">
      <style:text-properties officeooo:rsid="00273e9b"/>
    </style:style>
    <style:style style:name="T41" style:family="text">
      <style:text-properties officeooo:rsid="0027f0db"/>
    </style:style>
    <style:style style:name="T42" style:family="text">
      <style:text-properties fo:font-style="italic" fo:font-weight="normal" officeooo:rsid="00273e9b" style:font-style-asian="italic" style:font-weight-asian="normal" style:font-style-complex="italic" style:font-weight-complex="normal"/>
    </style:style>
    <style:style style:name="T43" style:family="text">
      <style:text-properties officeooo:rsid="002998bf"/>
    </style:style>
    <style:style style:name="T44" style:family="text">
      <style:text-properties officeooo:rsid="001d0884"/>
    </style:style>
    <style:style style:name="T45" style:family="text">
      <style:text-properties officeooo:rsid="002cf4dd"/>
    </style:style>
    <style:style style:name="T46" style:family="text">
      <style:text-properties officeooo:rsid="002efbe0"/>
    </style:style>
    <style:style style:name="T47" style:family="text">
      <style:text-properties officeooo:rsid="003156f8"/>
    </style:style>
    <style:style style:name="T48" style:family="text">
      <style:text-properties officeooo:rsid="0034c9e1"/>
    </style:style>
    <style:style style:name="T49" style:family="text">
      <style:text-properties officeooo:rsid="00355b70"/>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officeooo:rsid="0035da99"/>
    </style:style>
    <style:style style:name="T52" style:family="text">
      <style:text-properties officeooo:rsid="00387c22"/>
    </style:style>
    <style:style style:name="T53" style:family="text">
      <style:text-properties officeooo:rsid="003a1f00"/>
    </style:style>
    <style:style style:name="T54" style:family="text">
      <style:text-properties officeooo:rsid="003bdefe"/>
    </style:style>
    <style:style style:name="T55" style:family="text">
      <style:text-properties officeooo:rsid="003c8828"/>
    </style:style>
    <style:style style:name="T56" style:family="text">
      <style:text-properties officeooo:rsid="00446b84"/>
    </style:style>
    <style:style style:name="T57" style:family="text">
      <style:text-properties style:use-window-font-color="true"/>
    </style:style>
    <style:style style:name="T58" style:family="text">
      <style:text-properties officeooo:rsid="0048ede8"/>
    </style:style>
    <style:style style:name="T59" style:family="text">
      <style:text-properties officeooo:rsid="004a50e3"/>
    </style:style>
    <style:style style:name="T60" style:family="text">
      <style:text-properties officeooo:rsid="004b5d35"/>
    </style:style>
    <style:style style:name="T61" style:family="text">
      <style:text-properties officeooo:rsid="004be5df"/>
    </style:style>
    <style:style style:name="T62" style:family="text">
      <style:text-properties officeooo:rsid="004e32d6"/>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04f7974"/>
    </style:style>
    <style:style style:name="T66" style:family="text">
      <style:text-properties officeooo:rsid="004fe973"/>
    </style:style>
    <style:style style:name="T67" style:family="text">
      <style:text-properties officeooo:rsid="0051dc35"/>
    </style:style>
    <style:style style:name="T68" style:family="text">
      <style:text-properties officeooo:rsid="00540462"/>
    </style:style>
    <style:style style:name="T69" style:family="text">
      <style:text-properties officeooo:rsid="005612ea"/>
    </style:style>
    <style:style style:name="T70" style:family="text">
      <style:text-properties officeooo:rsid="00576b18"/>
    </style:style>
    <style:style style:name="T71" style:family="text">
      <style:text-properties officeooo:rsid="0059554f"/>
    </style:style>
    <style:style style:name="T72" style:family="text">
      <style:text-properties officeooo:rsid="005aa598"/>
    </style:style>
    <style:style style:name="T73" style:family="text">
      <style:text-properties officeooo:rsid="0061a4ca"/>
    </style:style>
    <style:style style:name="T74" style:family="text">
      <style:text-properties officeooo:rsid="006327f1"/>
    </style:style>
    <style:style style:name="T75" style:family="text">
      <style:text-properties officeooo:rsid="0064dfb1"/>
    </style:style>
    <style:style style:name="T76" style:family="text">
      <style:text-properties officeooo:rsid="0067c1a3"/>
    </style:style>
    <style:style style:name="T77" style:family="text">
      <style:text-properties officeooo:rsid="006a18b3"/>
    </style:style>
    <style:style style:name="T78" style:family="text">
      <style:text-properties officeooo:rsid="006a50dd"/>
    </style:style>
    <style:style style:name="T79" style:family="text">
      <style:text-properties officeooo:rsid="006b9965"/>
    </style:style>
    <style:style style:name="T80" style:family="text">
      <style:text-properties officeooo:rsid="00719db4"/>
    </style:style>
    <style:style style:name="T81" style:family="text">
      <style:text-properties officeooo:rsid="0071a0b7"/>
    </style:style>
    <style:style style:name="T82" style:family="text">
      <style:text-properties officeooo:rsid="00734425"/>
    </style:style>
    <style:style style:name="T83" style:family="text">
      <style:text-properties officeooo:rsid="007592b7"/>
    </style:style>
    <style:style style:name="T84" style:family="text">
      <style:text-properties officeooo:rsid="00785867"/>
    </style:style>
    <style:style style:name="T85" style:family="text">
      <style:text-properties officeooo:rsid="0078689b"/>
    </style:style>
    <style:style style:name="T86" style:family="text">
      <style:text-properties officeooo:rsid="007d18ff"/>
    </style:style>
    <style:style style:name="T87" style:family="text">
      <style:text-properties officeooo:rsid="007f9f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8">User Manual ROS package goto_box project<text:line-break/>Used software: Linux Ubuntu 14.04 Indigo Igloo</text:p>
      <text:p text:style-name="P8"/>
      <text:p text:style-name="P81">Overview of this manual:</text:p>
      <text:p text:style-name="P8"/>
      <text:p text:style-name="P8">--&gt; <text:span text:style-name="T2">Required installed</text:span> <text:span text:style-name="T2">p</text:span>ackages<text:line-break/>--&gt; Overview <text:span text:style-name="T2">of package</text:span><text:line-break/>--&gt; Instructions<text:line-break/>--<text:span text:style-name="T48">&gt; Real practice</text:span></text:p>
      <text:p text:style-name="P8"/>
      <text:p text:style-name="P13"><text:span text:style-name="T38">When not having ROS installed on your distribution, please refer to the install instructions: </text:span><text:a xlink:type="simple" xlink:href="http://wiki.ros.org/indigo/Installation/Ubuntu"><text:span text:style-name="T38">http://wiki.ros.org/indigo/Installation/Ubuntu</text:span></text:a><text:span text:style-name="T38"> </text:span><text:line-break/><text:line-break/>################################################################################</text:p>
      <text:p text:style-name="P8"/>
      <text:p text:style-name="P77"><text:span text:style-name="T2">Required installed</text:span> packages</text:p>
      <text:p text:style-name="P8"><text:line-break/><text:span text:style-name="T46"># first do: sudo apt-get update before installing packages</text:span></text:p>
      <text:p text:style-name="P8">sudo apt-get install ros-indigo-rviz</text:p>
      <text:p text:style-name="P14">sudo apt-get install ros-indigo-tf</text:p>
      <text:p text:style-name="P8">sudo apt-get install ros-indigo-rosserial-arduino</text:p>
      <text:p text:style-name="P156"><text:bookmark text:name="line-2-2"/>sudo apt-get install ros-indigo-rosserial<text:line-break/><text:span text:style-name="Source_20_Text">sudo apt-get install ros-indigo-map-server</text:span><text:line-break/><text:span text:style-name="T1">sudo apt-get install ros-indigo-stage <text:line-break/>sudo apt-get install ros-indigo-amcl <text:line-break/>sudo apt-get install ros-indigo-navigation <text:line-break/>sudo apt-get install ros-indigo-hector-slam <text:line-break/>sudo apt-get install ros-indigo-actionlib<text:line-break/>sudo apt-get install ros-indigo-hokuyo-node<text:line-break/></text:span><text:span text:style-name="Source_20_Text">sudo apt-get install ros-</text:span><text:span text:style-name="Source_20_Text"><text:span text:style-name="T13">indigo</text:span></text:span><text:span text:style-name="Source_20_Text">-laser-drivers<text:line-break/></text:span><text:span text:style-name="Source_20_Text"><text:span text:style-name="T39">sudo apt-get install ros-indigo-teleop-twist-joy</text:span></text:span></text:p>
      <text:p text:style-name="P153"><text:span text:style-name="Source_20_Text"><text:span text:style-name="T35">Install the latest arduino IDE on Ubuntu<text:line-break/>Software: </text:span></text:span><text:a xlink:type="simple" xlink:href="https://www.arduino.cc/en/Main/Software"><text:span text:style-name="Source_20_Text"><text:span text:style-name="T35">https://www.arduino.cc/en/Main/Software</text:span></text:span></text:a><text:span text:style-name="Source_20_Text"><text:span text:style-name="T35"> <text:line-break/>$cd ~/Downloads<text:line-break/>$tar -xvf arduino-1.6.6-*.tar.xz<text:line-break/>$sudo mv arduino-1.6.6 /opt<text:line-break/>$cd /opt/arduino-1.6.6/<text:line-break/>$chmod +x install.sh<text:line-break/>$./install.sh<text:line-break/>Troubleshooting: </text:span></text:span><text:a xlink:type="simple" xlink:href="http://ubuntuhandbook.org/index.php/2015/11/install-arduino-ide-1-6-6-ubuntu/"><text:span text:style-name="Source_20_Text"><text:span text:style-name="T35">http://ubuntuhandbook.org/index.php/2015/11/install-arduino-ide-1-6-6-ubuntu/</text:span></text:span></text:a><text:span text:style-name="Source_20_Text"><text:span text:style-name="T35"> </text:span></text:span></text:p>
      <text:p text:style-name="P155"><text:span text:style-name="Source_20_Text"><text:span text:style-name="T37">Note: it depends on the version of your IDE how to unzip,<text:line-break/>always check the version--&gt; arduino-1.6.6<text:line-break/>Change this in the instructions above</text:span></text:span></text:p>
      <text:p text:style-name="P154"><text:span text:style-name="Source_20_Text"><text:span text:style-name="T35">ROS Arduino IDE setup<text:line-break/># first install all packages from above<text:line-break/>$</text:span></text:span>cd &lt;sketchbook&gt;/libraries<text:line-break/><text:span text:style-name="T36">$</text:span>rm -rf ros_lib<text:line-break/><text:span text:style-name="T36">$</text:span>rosrun rosserial_arduino make_libraries.py<text:line-break/><text:span text:style-name="T36">Troubleshooting: </text:span><text:a xlink:type="simple" xlink:href="http://wiki.ros.org/rosserial_arduino/Tutorials/Arduino%20IDE%20Setup"><text:span text:style-name="T36">http://wiki.ros.org/rosserial_arduino/Tutorials/Arduino%20IDE%20Setup</text:span></text:a><text:span text:style-name="T36"> </text:span></text:p>
      <text:p text:style-name="P105">Make script files <text:span text:style-name="T47">and python file</text:span> executable<text:line-break/>$c<text:span text:style-name="T44">d ~/catkin_ws/src/goto_box_project/goto_box/scripts/</text:span></text:p>
      <text:p text:style-name="P95"><text:span text:style-name="T43">$</text:span>chmod +x timed_roslaunch.sh</text:p>
      <text:p text:style-name="P95"><text:span text:style-name="T43">$</text:span>chmod +x uploadingcode.sh</text:p>
      <text:p text:style-name="P106">$c<text:span text:style-name="T44">d ~/catkin_ws/src/goto_box_project/goto_box/src/</text:span></text:p>
      <text:p text:style-name="P96"><text:span text:style-name="T43">$</text:span>chmod +x <text:span text:style-name="T47">reset</text:span>.<text:span text:style-name="T47">py (+ $chmod +x reset_wheelchair.py)</text:span></text:p>
      <text:p text:style-name="P8">================================================================================<text:line-break/><text:soft-page-break/></text:p>
      <text:p text:style-name="P78">Overview of package</text:p>
      <text:p text:style-name="P8"/>
      <text:p text:style-name="P17"><text:span text:style-name="T84">data &lt;map&gt;</text:span><text:line-break/> - <text:span text:style-name="T84">Data measurements from conversion cmd_vel commands to joystick commands</text:span></text:p>
      <text:p text:style-name="P17"><text:line-break/>Firmware_<text:span text:style-name="T52">extensional_module</text:span> &lt;map&gt;<text:line-break/><text:tab/>- boxinfo.cpp<text:line-break/><text:tab/>cpp file uploaded into the arduino <text:span text:style-name="T53">uno</text:span> to realize the communication with <text:tab/>ROS <text:span text:style-name="T53">and the extensional module</text:span>. Provides information of the user inputs . <text:tab/>Able to receive information to turn on lights and sounds. <text:span text:style-name="T11">Uses the syntax <text:tab/>of the Arduino environment!!</text:span></text:p>
      <text:p text:style-name="P15"/>
      <text:p text:style-name="P9"><text:tab/>- <text:span text:style-name="T2">CmakeLists.txt<text:line-break/><text:tab/>generation of firmware for uploading code to the arduino environment </text:span></text:p>
      <text:p text:style-name="P15"><text:tab/>Arduino board used in this project: Arduino Uno</text:p>
      <text:p text:style-name="P15"><text:tab/>Note: You'll have to change the board settings in th<text:span text:style-name="T3">is</text:span> file if you're <text:tab/>using an alternative for the Uno </text:p>
      <text:p text:style-name="P15"/>
      <text:p text:style-name="P16"><text:tab/><text:span text:style-name="T5">Troubleshooting or information</text:span><text:span text:style-name="T3"> use: <text:tab/></text:span><text:a xlink:type="simple" xlink:href="http://wiki.ros.org/rosserial_arduino/Tutorials/CMake"><text:span text:style-name="T3">http://wiki.ros.org/rosserial_arduino/Tutorials/CMake</text:span></text:a><text:span text:style-name="T3"> </text:span></text:p>
      <text:p text:style-name="P8"/>
      <text:p text:style-name="P107">Firmware_wheelchair &lt;map&gt;<text:line-break/><text:tab/>- mega_wheelchair.cpp</text:p>
      <text:p text:style-name="P107"><text:tab/>cpp file uploaded into the arduino mega to realize the communication with <text:tab/>ROS and the wheelchair. The mega is located underneath the seat. Provides <text:tab/>information about the orientation of the joystick. Take into account that <text:tab/>you only need these files when putting the simulation into real practice, <text:tab/>by means of getting it up and running on the real wheelchair.</text:p>
      <text:p text:style-name="P107"><text:tab/><text:line-break/><text:tab/>- CmakeLists.txt<text:line-break/><text:tab/>generation of firmware for uploading standard cpp code to the arduino <text:tab/>environment. Arduino used underneath the seat of the wheelchair: Mega2560<text:line-break/><text:tab/>Note: change the board settings in this file when you're using an <text:tab/>alternative for the mega2560. Also change the port settings when putting <text:tab/>it up on the real wheelchair. Real practice instructions will tell you <text:tab/>more about this.</text:p>
      <text:p text:style-name="P18"/>
      <text:p text:style-name="P18">Include &lt;map&gt;</text:p>
      <text:p text:style-name="P18"><text:tab/><text:span text:style-name="T84">is including the header files for the encoders</text:span></text:p>
      <text:p text:style-name="P10"><text:line-break/><text:tab/><text:span text:style-name="T5">Troubleshooting or information</text:span><text:span text:style-name="T3"> use:<text:line-break/><text:tab/></text:span><text:a xlink:type="simple" xlink:href="http://wiki.ros.org/navigation/Tutorials/RobotSetup"><text:span text:style-name="T3">http://wiki.ros.org/navigation/Tutorials/RobotSetup</text:span></text:a><text:span text:style-name="T3"> <text:line-break/><text:tab/></text:span><text:a xlink:type="simple" xlink:href="http://wiki.ros.org/navigation/Tutorials/Navigation%20Tuning%20Guide"><text:span text:style-name="T3">http://wiki.ros.org/navigation/Tutorials/Navigation%20Tuning%20Guide</text:span></text:a><text:span text:style-name="T3"> <text:line-break/><text:tab/></text:span><text:a xlink:type="simple" xlink:href="http://www.ros.org/wiki/stage"><text:span text:style-name="T3">http://www.ros.org/wiki/stage</text:span></text:a><text:span text:style-name="T3"> <text:line-break/><text:tab/></text:span><text:a xlink:type="simple" xlink:href="http://wiki.ros.org/navigation"><text:span text:style-name="T3">http://wiki.ros.org/navigation</text:span></text:a><text:span text:style-name="T3"><text:line-break/> <text:tab/></text:span><text:a xlink:type="simple" xlink:href="http://wiki.ros.org/move_base"><text:span text:style-name="T3">http://wiki.ros.org/move_base</text:span></text:a><text:span text:style-name="T3"> </text:span></text:p>
      <text:p text:style-name="P10"><text:tab/><text:a xlink:type="simple" xlink:href="http://wiki.ros.org/amcl"><text:span text:style-name="T3">http://wiki.ros.org/amcl</text:span></text:a><text:span text:style-name="T3"> </text:span></text:p>
      <text:p text:style-name="P10"/>
      <text:p text:style-name="P94"/>
      <text:p text:style-name="P94"/>
      <text:p text:style-name="P94">scripts &lt;map&gt;</text:p>
      <text:p text:style-name="P94"><text:tab/>- <text:span text:style-name="T84">scriptfiles for the usage for timing and uploading code to the arduino</text:span></text:p>
      <text:p text:style-name="P94"/>
      <text:p text:style-name="P94"><text:tab/><text:span text:style-name="T4">Note:</text:span> When using these files, make sure that the script files are <text:tab/>executable. Cd ~/catkin_ws/src/goto_box_project/goto_box/scripts/ <text:line-break/><text:tab/>then chmod +x timed_roslaunch.sh<text:line-break/><text:tab/>chmod +x uploadingcode<text:span text:style-name="T58">Uno</text:span>.sh<text:line-break/><text:tab/><text:span text:style-name="T58">chmod +x uploadingcodeMega.sh</text:span></text:p>
      <text:p text:style-name="P8"/>
      <text:p text:style-name="P19"/>
      <text:p text:style-name="P151"><text:span text:style-name="T86">config</text:span> &lt;map&gt;<text:line-break/><text:tab/>- <text:span text:style-name="T86">Maps</text:span></text:p>
      <text:p text:style-name="P19"><text:tab/>- <text:span text:style-name="T86">Navigation configuration files.</text:span><text:line-break/><text:tab/>- <text:span text:style-name="T58">Rviz configuration files, used to change views in Rviz and saves them.</text:span><text:line-break/><text:line-break/><text:tab/>- Team_Hector_MappingBox_RoboCup_2011_Rescue_Arena.bag<text:line-break/><text:tab/>A rosbag used to test SLAM mapping with hector slam.</text:p>
      <text:p text:style-name="P8"/>
      <text:p text:style-name="P1"><text:tab/><text:span text:style-name="T5">Troubleshooting or information</text:span><text:span text:style-name="T3"> use:<text:line-break/><text:tab/></text:span><text:a xlink:type="simple" xlink:href="http://wiki.ros.org/hector_slam/Tutorials/MappingUsingLoggedData"><text:span text:style-name="T3">http://wiki.ros.org/hector_slam/Tutorials/MappingUsingLoggedData</text:span></text:a><text:span text:style-name="T3"> </text:span></text:p>
      <text:p text:style-name="P11"><text:tab/><text:a xlink:type="simple" xlink:href="http://www.ros.org/wiki/hector_mapping"><text:span text:style-name="T10">http://www.ros.org/wiki/hector_mapping</text:span></text:a><text:span text:style-name="T10"> </text:span></text:p>
      <text:p text:style-name="P11"><text:tab/><text:a xlink:type="simple" xlink:href="http://wiki.ros.org/hector_slam"><text:span text:style-name="T10">http://wiki.ros.org/hector_slam</text:span></text:a><text:span text:style-name="T10"> </text:span></text:p>
      <text:p text:style-name="P8"/>
      <text:p text:style-name="P20">src &lt;map&gt;</text:p>
      <text:p text:style-name="P20"><text:tab/><text:span text:style-name="T84">C++ and python files used in systems. </text:span></text:p>
      <text:p text:style-name="P3"><text:tab/></text:p>
      <text:p text:style-name="P3"><text:span text:style-name="T5">Troubleshooting or information</text:span><text:span text:style-name="T3"> use:</text:span></text:p>
      <text:p text:style-name="P21"><text:tab/><text:a xlink:type="simple" xlink:href="http://wiki.ros.org/roscpp/Overview/Publishers%20and%20Subscribers"><text:span text:style-name="T11">http://wiki.ros.org/roscpp/Overview/Publishers%20and%20Subscribers</text:span></text:a><text:span text:style-name="T11"> <text:line-break/><text:tab/></text:span><text:a xlink:type="simple" xlink:href="http://wiki.ros.org/ROS/Tutorials/WritingPublisherSubscriber%28c%2B%2B%29"><text:span text:style-name="T11">http://wiki.ros.org/ROS/Tutorials/WritingPublisherSubscriber%28c%2B%2B%29</text:span></text:a><text:span text:style-name="T11"> <text:line-break/><text:tab/></text:span><text:a xlink:type="simple" xlink:href="http://wiki.ros.org/ROS/Tutorials/ExaminingPublisherSubscriber"><text:span text:style-name="T11">http://wiki.ros.org/ROS/Tutorials/ExaminingPublisherSubscriber</text:span></text:a><text:span text:style-name="T11"> </text:span></text:p>
      <text:p text:style-name="P8"/>
      <text:p text:style-name="P22">CmakeLists.txt &lt;file&gt;</text:p>
      <text:p text:style-name="P22"><text:tab/>Configurations for this ROS package.</text:p>
      <text:p text:style-name="P22"/>
      <text:p text:style-name="P22">Package.xml &lt;file&gt;<text:line-break/><text:tab/>Configuration file for this ROS package.</text:p>
      <text:p text:style-name="P22"/>
      <text:p text:style-name="P101">Launch &lt;map&gt;<text:line-break/><text:tab/><text:span text:style-name="T17">goto_box_chair.launch &lt;file&gt;</text:span></text:p>
      <text:p text:style-name="P22"><text:tab/><text:tab/>Launch file for this complete project, this includes navigation by <text:tab/><text:tab/>use of ROS serial, <text:span text:style-name="T58">the actual wheelchair and the extensional <text:s/><text:tab/><text:tab/><text:tab/>module.</text:span></text:p>
      <text:p text:style-name="P22"/>
      <text:p text:style-name="P97"><text:tab/>goto_box_<text:span text:style-name="T58">chair_</text:span>incl_upload.launch &lt;file&gt;</text:p>
      <text:p text:style-name="P97"><text:tab/><text:tab/>Uses script files to upload the code to the Arduino before launching <text:tab/><text:tab/>the complete system. Very useful when making quick changes to the <text:tab/><text:tab/>Arduino <text:span text:style-name="T59">mega underneath the seat of the wheelchair and the uno in <text:tab/><text:tab/>the extensional module</text:span>.</text:p>
      <text:p text:style-name="P97"/>
      <text:p text:style-name="P97"><text:tab/><text:span text:style-name="T58">goto_box_sim.launch &lt;file&gt;</text:span></text:p>
      <text:p text:style-name="P97"><text:tab/><text:tab/><text:span text:style-name="T59">Launch file for the complete project, this includes the the <text:tab/><text:tab/><text:tab/>simulation of the navigation stack with the extensional module. </text:span></text:p>
      <text:p text:style-name="P97"/>
      <text:p text:style-name="P97"><text:tab/><text:span text:style-name="T59">goto_box_sim_incl_upload.launch &lt;file&gt;<text:line-break/><text:tab/><text:tab/>Uses script files to upload the code to the Arduino before launching <text:tab/><text:tab/>the complete system. Very useful when making quick changes to the <text:tab/><text:tab/>Arduino in the extensional module.</text:span></text:p>
      <text:p text:style-name="P97"/>
      <text:p text:style-name="P110"><text:tab/>joy_mapping_chair.launch &lt;file&gt;</text:p>
      <text:p text:style-name="P110"><text:tab/><text:tab/>Only uses the joystick of the wheelchair for navigating the <text:tab/><text:tab/><text:tab/>wheelchair around to see if the mapping system is acting stable. It <text:tab/><text:tab/>doesn't use the real laser scanner.</text:p>
      <text:p text:style-name="P110"/>
      <text:p text:style-name="P110"><text:tab/>joy_mapping_chair_incl_upload.launch &lt;file&gt;<text:line-break/><text:tab/><text:tab/>Uses script file to uplaod the desired code to the Arduino mega <text:tab/><text:tab/><text:tab/>underneath the seat of the wheelchair to be able to communicate with <text:tab/><text:tab/>the joystick of this wheelchair.</text:p>
      <text:p text:style-name="P110"/>
      <text:p text:style-name="P110"><text:tab/>joy_mapping_sim.launch &lt;file&gt;<text:line-break/><text:tab/><text:tab/>Simulation with a normal plug-in usable (game) joystick to tune the <text:tab/><text:tab/>mapping of the system when using a joystick for driving around. </text:p>
      <text:p text:style-name="P8"/>
      <text:p text:style-name="P22"><text:tab/>ros_slam_intro.launch &lt;file&gt;<text:line-break/><text:soft-page-break/><text:tab/><text:tab/>Launch file from previous work on the wheelchair. Provides the start <text:tab/><text:tab/>up of a complete mapping system. Uses ROS SLAM to create a map. <text:tab/><text:tab/><text:tab/><text:span text:style-name="T59">Setting a navigation goal is driving the robot around.</text:span></text:p>
      <text:p text:style-name="P22"/>
      <text:p text:style-name="P93"><text:tab/>stageros_intro.launch &lt;file&gt;<text:line-break/><text:span text:style-name="T17"><text:tab/><text:tab/>Launch file from previous work on the wheelchair. Provides <text:tab/><text:tab/><text:tab/><text:tab/>navigation with an existing map from gds. Setting a navigation goal <text:tab/><text:tab/>is driving the robot around.</text:span></text:p>
      <text:p text:style-name="P22"/>
      <text:p text:style-name="P22"><text:span text:style-name="T15"><text:tab/>stageros</text:span>2.launch &lt;file&gt;</text:p>
      <text:p text:style-name="P93"><text:tab/><text:tab/>Launch file from previous work on the wheelchair. Provides <text:tab/><text:tab/><text:tab/><text:tab/>navigation with SLAM mapping to create a map. <text:span text:style-name="T59">Setting navigating <text:tab/><text:tab/>goals is driving the robot around.</text:span></text:p>
      <text:p text:style-name="P97"><text:tab/><text:span text:style-name="T59">wheelchair_slam</text:span>.launch &lt;file&gt;</text:p>
      <text:p text:style-name="P97"><text:tab/><text:tab/>Launch <text:span text:style-name="T59">(optimized) </text:span>hector mapping while using the hokuyo node. Used <text:tab/><text:tab/>to generate <text:span text:style-name="T59">m</text:span>aps form the gds department. Maps are reused in other <text:tab/><text:tab/>launchfiles. </text:p>
      <text:p text:style-name="P22"/>
      <text:p text:style-name="P2"><text:tab/><text:span text:style-name="T5">Troubleshooting or information</text:span><text:span text:style-name="T3"> use:<text:line-break/><text:tab/></text:span><text:a xlink:type="simple" xlink:href="http://wiki.ros.org/roslaunch/XML"><text:span text:style-name="T3">http://wiki.ros.org/roslaunch/XML</text:span></text:a><text:span text:style-name="T3"> <text:line-break/><text:tab/></text:span><text:a xlink:type="simple" xlink:href="http://wiki.ros.org/roslaunch"><text:span text:style-name="T3">http://wiki.ros.org/roslaunch</text:span></text:a><text:span text:style-name="T3"> <text:line-break/><text:tab/></text:span><text:a xlink:type="simple" xlink:href="http://wiki.ros.org/roslaunch/XML/node"><text:span text:style-name="T3">http://wiki.ros.org/roslaunch/XML/node</text:span></text:a><text:span text:style-name="T3"> <text:line-break/><text:tab/></text:span><text:a xlink:type="simple" xlink:href="http://wiki.ros.org/roslaunch/Commandline%20Tools"><text:span text:style-name="T3">http://wiki.ros.org/roslaunch/Commandline%20Tools</text:span></text:a><text:span text:style-name="T3"> </text:span></text:p>
      <text:p text:style-name="P8"/>
      <text:p text:style-name="P141">srv &lt;map&gt;</text:p>
      <text:p text:style-name="P141"><text:tab/>Includes the hash function service.</text:p>
      <text:p text:style-name="P8"/>
      <text:p text:style-name="P12">================================================================================<text:line-break/></text:p>
      <text:p text:style-name="P12"/>
      <text:p text:style-name="P12"/>
      <text:p text:style-name="P12"/>
      <text:p text:style-name="P12"/>
      <text:p text:style-name="P90"/>
      <text:p text:style-name="P150">################################################<text:line-break/>## <text:s/>!!Before beginning on testing software!! <text:s/>##<text:line-break/>################################################</text:p>
      <text:p text:style-name="P89">Make sure that the file directory is correct!<text:line-break/>The directory structure during this project:<text:line-break/>home/catkin_ws/src/goto_box_project/goto_box<text:line-break/>file /goto_box is present on the SVN server</text:p>
      <text:p text:style-name="P89">Therefore create a map called goto_box_project in the src file directory of your catkin workspace. #$mkdir goto_box_project. <text:line-break/>Copy the complete goto_box map into the goto_box_project folder<text:line-break/></text:p>
      <text:p text:style-name="P89"/>
      <text:p text:style-name="P91">########################<text:line-break/>## <text:s/>!!SVN checkout!! <text:s/>##<text:line-break/>########################</text:p>
      <text:p text:style-name="P98">Use the SVN server to get all the files required from this package. <text:line-break/>You can either choose to use SVN checkout from the linux command line or,</text:p>
      <text:p text:style-name="P98">you can install TurtoiseSVN on the windows distribution. <text:line-break/>See: <text:a xlink:type="simple" xlink:href="https://tortoisesvn.net/">https://tortoisesvn.net/</text:a> for more information. </text:p>
      <text:p text:style-name="P99"><text:span text:style-name="T19">Use the following commands to install rabbitVCS (linux version of turtoise)<text:line-break/></text:span><text:span text:style-name="Source_20_Text">$ sudo add-apt-repository ppa:rabbitvcs/ppa</text:span></text:p>
      <text:p text:style-name="Preformatted_20_Text"><text:span text:style-name="Source_20_Text">$ sudo apt-get update</text:span></text:p>
      <text:p text:style-name="P152"><text:span text:style-name="Source_20_Text">$ sudo apt-get install rabbitvcs-nautilus3<text:line-break/></text:span><text:span text:style-name="Source_20_Text"><text:span text:style-name="T19">Usage: </text:span></text:span>$ svn checkout <text:a xlink:type="simple" xlink:href="../../../../../../../"><text:span text:style-name="T19">file://</text:span></text:a><text:span text:style-name="T19">....</text:span></text:p>
      <text:p text:style-name="P152"><text:span text:style-name="T23">Tutorial: </text:span><text:a xlink:type="simple" xlink:href="https://tortoisesvn.net/docs/nightly/TortoiseSVN_en/tsvn-quick-start.html"><text:span text:style-name="T23">https://tortoisesvn.net/docs/nightly/TortoiseSVN_en/tsvn-quick-start.html</text:span></text:a><text:span text:style-name="T23"> <text:line-break/><text:line-break/>Wiki UTS, SVN server project files:<text:line-break/></text:span><text:a xlink:type="simple" xlink:href="https://develop.eng.uts.edu.au/projects/cas/Assistive_Robotics/trac/login"><text:span text:style-name="T20">https://develop.eng.uts.edu.au/projects/cas/Assistive_Robotics/trac/login</text:span></text:a><text:span text:style-name="T20"> <text:line-break/><text:line-break/></text:span><text:span text:style-name="T21">Note: Use username to login! Staff number doesn't work!<text:line-break/></text:span><text:span text:style-name="T22"># first letter then last name: (mine was: bbossche)</text:span></text:p>
      <text:p text:style-name="P92">############################<text:span text:style-name="T59">##</text:span><text:line-break/>## <text:s/>!!<text:span text:style-name="T59">Setting udev files</text:span>!! <text:s/>##<text:line-break/>############################<text:span text:style-name="T59">##</text:span></text:p>
      <text:p text:style-name="P110">Udev files are used during this project. These files allow you to link a given name to an application <text:span text:style-name="T60">that is connected through a usb cable. For instance: When I connect a normal arduino on my usb port, it will actually appear as: /dev/ttyACM0. When I connect the second device: /dev/ttyACM1. The ports of each device will be switched when switching the order. The udev files identify the device by number numbers, etc</text:span></text:p>
      <text:p text:style-name="P111">The udev files are present in the map udev_rules<text:line-break/>How to implement them into your system:<text:line-break/>In ubuntu terminal:<text:line-break/>#Copy the files in the udev_rules map to the Pictures map</text:p>
      <text:p text:style-name="P111">$cd /etc/udev/rules.d<text:line-break/>$sudo mv ~/Pictures/41-wheelchair_mega.rules .</text:p>
      <text:p text:style-name="P111">$sudo mv ~/Pictures/42-hokuyo.rules .</text:p>
      <text:p text:style-name="P111">$sudo mv ~/Pictures/43-gotobox.rules .</text:p>
      <text:p text:style-name="P111"/>
      <text:p text:style-name="P112">#note: don't forget the ¨.¨ after .rules, this is indicating that it has to use its own file directory.</text:p>
      <text:p text:style-name="P112"/>
      <text:p text:style-name="P112">First reconnect the devices (or restart system) and check if the pointer is present:<text:line-break/>$ ls /dev/</text:p>
      <text:p text:style-name="P112"/>
      <text:p text:style-name="P111">#done<text:line-break/>Troubleshooting: <text:a xlink:type="simple" xlink:href="http://weininger.net/how-to-write-udev-rules-for-usb-devices.html">http://weininger.net/how-to-write-udev-rules-for-usb-devices.html</text:a> </text:p>
      <text:p text:style-name="P111"/>
      <text:p text:style-name="P111"><text:soft-page-break/>When creating your own udev rules:<text:line-break/>#create file with <text:span text:style-name="T76">favourite</text:span> editor like gredit, name file like: 4<text:span text:style-name="T61">4</text:span>-hokuyo.rules<text:line-break/>#note the number of the file name must be higher than the highest (default) number in the /etc/udev/rules.d/ root (please check this.<text:line-break/>Then connect your device and make sure that no other peripherals are connected. </text:p>
      <text:p text:style-name="P111">Then in ubuntu terminal: udevadm info -a -p $(udevadm info -q path -n /dev/ttyACM0)</text:p>
      <text:p text:style-name="P111">Every property of this device is then shown, use these to determine which device is connected to which terminal:</text:p>
      <text:p text:style-name="P111">Your file should look like:</text:p>
      <text:p text:style-name="P111">KERNEL=="ttyACM?" ATTRS{manufacturer}=="Arduino (www.arduino.cc)" ATTRS{serial}=="95232343733351B04262" SYMLINK+="wheelchair_<text:span text:style-name="T61">leonardo</text:span>"</text:p>
      <text:p text:style-name="P111"/>
      <text:p text:style-name="P112">use the serial number which is shown for your specific device!</text:p>
      <text:p text:style-name="P112">Choose a symlink name to your own preferences. </text:p>
      <text:p text:style-name="P112">! Always begin with KERNEL==”ttyACM?” ! #this determines which port to use</text:p>
      <text:p text:style-name="P112"/>
      <text:p text:style-name="P112">After that, reconnect devices or restart system, then check if the udev pointer is present:</text:p>
      <text:p text:style-name="P112">$ ls /dev/</text:p>
      <text:p text:style-name="P112"/>
      <text:p text:style-name="P113">removing udev files:</text:p>
      <text:p text:style-name="P113">/”your_pc”/home/etc/udev/rules.d$ sudo rm 44-hokuyo.rules</text:p>
      <text:p text:style-name="P111"/>
      <text:p text:style-name="P90">############################<text:line-break/>## <text:s/>!!Important notice!! <text:s/>##<text:line-break/>############################<text:line-break/>Make sure that every single functionality of this package works before launching the complete system!</text:p>
      <text:p text:style-name="P148">Instructions</text:p>
      <text:p text:style-name="P8"/>
      <text:p text:style-name="P25">Connecting the Arduino, change code and upload the program</text:p>
      <text:p text:style-name="P25"/>
      <text:p text:style-name="P35">-Connect the Arduino to the serial USB connection first<text:line-break/>-Then change the code from boxinfo.cpp<text:line-break/>--------------------------------------------------------------------------------</text:p>
      <text:p text:style-name="P23">in ubuntu terminal: </text:p>
      <text:p text:style-name="P23">$cd ~/catkin_ws/src/<text:span text:style-name="T14">goto_box_project</text:span>/goto_box/<text:span text:style-name="T14">firmware_extensional_module</text:span></text:p>
      <text:p text:style-name="P23">$gedit boxnode.cpp </text:p>
      <text:p text:style-name="P23">## edit code <text:line-break/><text:span text:style-name="T12">## </text:span><text:span text:style-name="T6">Remember!</text:span><text:span text:style-name="T12"> : use Arduino syntax! </text:span></text:p>
      <text:p text:style-name="P23">$cd </text:p>
      <text:p text:style-name="P23">$cd ~/catkin_ws </text:p>
      <text:p text:style-name="P23">$catkin_make </text:p>
      <text:p text:style-name="P23">$source ./devel/setup.bash </text:p>
      <text:p text:style-name="P23">$ls -l /dev/ttyACM*<text:tab/>#see weather your connected arduino is on ACM0 </text:p>
      <text:p text:style-name="P23">$sudo usermod -a -G dialout (your user name, my case: smartan)<text:tab/>#set up permission to use USB terminal </text:p>
      <text:p text:style-name="P23">-&gt; So to be clear, this results in $sudo usermod -a -G dialout smartan<text:line-break/><text:span text:style-name="T12">(open a terminal to check your own username)</text:span></text:p>
      <text:p text:style-name="P23">$catkin_make goto_box_firmware_<text:span text:style-name="T55">extensional_module</text:span>_boxinfo-upload <text:tab/>#uploads the code to the arduino </text:p>
      <text:p text:style-name="P23">#done<text:line-break/></text:p>
      <text:p text:style-name="P114">#note: when using the udev rules, use the following for setting permission:</text:p>
      <text:p text:style-name="P114">$sudo chmod a+rw /dev/goto_box_usb </text:p>
      <text:p text:style-name="P136"/>
      <text:p text:style-name="P137">#note: You can see which targets are build by just using the <text:span text:style-name="T80">normal</text:span> catkin_make command. → Built target goto_box_firmware_extensional_module_boxinfo</text:p>
      <text:p text:style-name="P114"/>
      <text:p text:style-name="P35">--------------------------------------------------------------------------------</text:p>
      <text:p text:style-name="P74">testing the Arduino connection:<text:line-break/>in ubuntu terminal: </text:p>
      <text:p text:style-name="P24">$cd </text:p>
      <text:p text:style-name="P24">$cd ~/catkin_ws </text:p>
      <text:p text:style-name="P74">$source ./devel/setup.bash </text:p>
      <text:p text:style-name="P74">$rostopic echo pushed</text:p>
      <text:p text:style-name="P74">#open a new terminal, # ctrl+shift+t opens a new tab (way more comfortable ;-) ) </text:p>
      <text:p text:style-name="P74">$source ./devel/setup.bash </text:p>
      <text:p text:style-name="P74">$rosrun rosserial_python serial_node.py /dev/ttyACM0 </text:p>
      <text:p text:style-name="P114">#when using udev rules: <text:span text:style-name="T12">$rosrun rosserial_python serial_node.py /dev/</text:span>goto_box_usb</text:p>
      <text:p text:style-name="P74">#Make a short from pin 6 or 7 to the ground, you will see a event in the rostopic echo terminal </text:p>
      <text:p text:style-name="P74">#done</text:p>
      <text:p text:style-name="P36">--------------------------------------------------------------------------------</text:p>
      <text:p text:style-name="P8"/>
      <text:p text:style-name="P26">Testing SLAM mapping from existing data</text:p>
      <text:p text:style-name="P74"/>
      <text:p text:style-name="P74">in ubuntu terminal: </text:p>
      <text:p text:style-name="P74">$cd ~/catkin_ws </text:p>
      <text:p text:style-name="P74">$catkin_make </text:p>
      <text:p text:style-name="P74">$source ./devel/setup.bash </text:p>
      <text:p text:style-name="P74">$roscore<text:tab/> </text:p>
      <text:p text:style-name="P74">#open a new terminal, # ctrl+shift+t opens a new tab (way more comfortable ;-) ) </text:p>
      <text:p text:style-name="P74">$cd ~/catkin_ws </text:p>
      <text:p text:style-name="P74">$source ./devel/setup.bash </text:p>
      <text:p text:style-name="P74">$rosparam set use_sim_time true<text:tab/>#the simulation has to use the simulation time </text:p>
      <text:p text:style-name="P74">$roslaunch <text:span text:style-name="T14">goto_box</text:span> ros_slam_intro.launch </text:p>
      <text:p text:style-name="P74">#open a new terminal </text:p>
      <text:p text:style-name="P74">$cd ~/catkin_ws </text:p>
      <text:p text:style-name="P74">$source ./devel/setup.bash </text:p>
      <text:p text:style-name="P74"><text:soft-page-break/>$cd ~/catkin_ws/src/goto_box_project/got_<text:span text:style-name="T86">box</text:span>/<text:span text:style-name="T86">config</text:span></text:p>
      <text:p text:style-name="P74">$rosbag play Team_Hector_MappingBox_RoboCup_2011_Rescue_Arena.bag <text:s/>--clock </text:p>
      <text:p text:style-name="P74">#you should see that a frame starts to move and creates the map </text:p>
      <text:p text:style-name="P74">#done</text:p>
      <text:p text:style-name="P76">Note: When you want to save the map at any time, use:<text:line-break/>$<text:span text:style-name="T18">rosrun map_server map_saver -f ~/catkin_ws/src/goto_box_project/goto_box/GDS_map</text:span></text:p>
      <text:p text:style-name="P115"><text:span text:style-name="T32">Note: comment out the following line in hector_odom.cpp and re-compile <text:line-break/></text:span><text:span text:style-name="T57">pub = nh.advertise&lt;geometry_msgs::PoseStamped&gt;("/odom_hector", 1);</text:span></text:p>
      <text:p text:style-name="P115"/>
      <text:p text:style-name="P109"><text:span text:style-name="T8">U</text:span><text:span text:style-name="T7">sing a hokuyo_node</text:span><text:span text:style-name="T13"><text:line-break/>in ubuntu terminal: </text:span></text:p>
      <text:p text:style-name="P82">$cd ~/catkin_ws </text:p>
      <text:p text:style-name="P83">$catkin_make </text:p>
      <text:p text:style-name="P82">$source ./devel/setup.bash </text:p>
      <text:p text:style-name="P100">$ls -l /dev/ttyACM0</text:p>
      <text:p text:style-name="P100">$sudo chmod a+rw /dev/ttyACM0</text:p>
      <text:p text:style-name="P114">#when using udev rules: It is recommended not using the udev rules in this example. Therefore make sure that only the hokuyo is connected to your usb terminal. Udev rules simply can be ignored. You don't have to delete anything!</text:p>
      <text:p text:style-name="P83">$roscore</text:p>
      <text:p text:style-name="P83">#open a new terminal, # ctrl+shift+t opens a new tab (way more comfortable ;-) )</text:p>
      <text:p text:style-name="P83">$cd ~/catkin_ws </text:p>
      <text:p text:style-name="P83">$source ./devel/setup.bash </text:p>
      <text:p text:style-name="P100">$rosparam set hokuyo_node/calibrate_time false<text:line-break/>$rosparam set hokuyo_node/port /dev/ttyACM0<text:line-break/>$rosrun hokuyo_node hokuyo_node</text:p>
      <text:p text:style-name="P83">#open a new terminal, # ctrl+shift+t opens a new tab (way more comfortable ;-) )</text:p>
      <text:p text:style-name="P100">#visulizing the data</text:p>
      <text:p text:style-name="P100">$rosrun rviz rviz <text:span text:style-name="T56">(add topic laserScan, then manually set fixed frame to: laser)</text:span></text:p>
      <text:p text:style-name="P82"/>
      <text:p text:style-name="P82"><text:span text:style-name="T4">Info, general questions and troubleshooting: </text:span><text:line-break/><text:a xlink:type="simple" xlink:href="http://wiki.ros.org/hokuyo_node">http://wiki.ros.org/hokuyo_node</text:a> <text:line-break/><text:a xlink:type="simple" xlink:href="http://wiki.ros.org/hokuyo_node/Tutorials">http://wiki.ros.org/hokuyo_node/Tutorials</text:a> <text:line-break/><text:a xlink:type="simple" xlink:href="http://wiki.ros.org/hokuyo_node/Tutorials/UsingTheHokuyoNode">http://wiki.ros.org/hokuyo_node/Tutorials/UsingTheHokuyoNode</text:a> </text:p>
      <text:p text:style-name="P82"/>
      <text:p text:style-name="P37">--------------------------------------------------------------------------------</text:p>
      <text:p text:style-name="P37"/>
      <text:p text:style-name="P54"><text:span text:style-name="T4">Using joystick input</text:span><text:span text:style-name="T9">s</text:span><text:line-break/><text:span text:style-name="T45">#Usage in combination with stage and drive controllers</text:span></text:p>
      <text:p text:style-name="P55">#First connect the joystick to a usb serial connection.</text:p>
      <text:p text:style-name="P4">in ubuntu terminal: </text:p>
      <text:p text:style-name="P86">$cd ~/catkin_ws </text:p>
      <text:p text:style-name="P108">$catkin_make</text:p>
      <text:p text:style-name="P43">$source ./devel/setup.bash</text:p>
      <text:p text:style-name="P118"><text:span text:style-name="T28">$roslaunch teleop_twist_joy teleop.launch<text:line-break/></text:span><text:span text:style-name="T29">#move joystick to move the robot</text:span></text:p>
      <text:p text:style-name="P118"/>
      <text:p text:style-name="P69">Important notice: Take into account that you're computer might not see the joystick directly when plugging it in to one of your usb terminals. Even when the file directory /input/js0 (by typing ls /dev/input/) is available. </text:p>
      <text:p text:style-name="P118"><text:span text:style-name="T33">The best thing to do when using an external joystick is to reboot your complete system.</text:span><text:span text:style-name="T29"><text:line-break/><text:line-break/></text:span><text:span text:style-name="T42">testing the setup with a different package:</text:span><text:span text:style-name="T29"><text:line-break/>-required: </text:span>sudo apt-get install ros-indigo-joy</text:p>
      <text:p text:style-name="P88"><text:line-break/>in ubuntu terminal: </text:p>
      <text:p text:style-name="P84">$cd ~/catkin_ws </text:p>
      <text:p text:style-name="P44">$source ./devel/setup.bash</text:p>
      <text:p text:style-name="P102">$ls /dev/input/ <text:s/><text:span text:style-name="T40">#joystick devices are located with jsX (X = 0..9)(default= 0)</text:span></text:p>
      <text:p text:style-name="P103">$sudo jstest /dev/input/jsX <text:s text:c="2"/><text:span text:style-name="T40">#test the functionality<text:line-break/>$ctrl+c<text:line-break/></text:span><text:soft-page-break/>$ls -l /dev/input/jsX <text:s text:c="2"/><text:span text:style-name="T40">#viewing correct permissions to the joystick<text:line-break/></text:span>$sudo chmod a+rw /dev/input/jsX<text:line-break/><text:span text:style-name="T41">#start a roscore</text:span></text:p>
      <text:p text:style-name="P103"><text:span text:style-name="T14">#open a new terminal, # ctrl+shift+t opens a new tab<text:line-break/></text:span>$rosparam set joy_node/dev "/dev/input/jsX"</text:p>
      <text:p text:style-name="P103">$rosrun joy joy_node</text:p>
      <text:p text:style-name="P85">#open a new terminal, # ctrl+shift+t opens a new tab</text:p>
      <text:p text:style-name="P102">$rostopic echo joy</text:p>
      <text:p text:style-name="P104">#Then use the joystick to set some orientations. The data will be visualized directly after changing poses and buttons.</text:p>
      <text:p text:style-name="P37"/>
      <text:p text:style-name="P30">Info, general questions and troubleshooting: <text:line-break/><text:a xlink:type="simple" xlink:href="http://wiki.ros.org/joy/Tutorials/ConfiguringALinuxJoystick"><text:span text:style-name="T30">http://wiki.ros.org/joy/Tutorials/ConfiguringALinuxJoystick</text:span></text:a><text:span text:style-name="T30"> <text:line-break/></text:span><text:a xlink:type="simple" xlink:href="http://wiki.ros.org/joy/Tutorials/WritingTeleopNode"><text:span text:style-name="T30">http://wiki.ros.org/joy/Tutorials/WritingTeleopNode</text:span></text:a><text:span text:style-name="T30"> </text:span></text:p>
      <text:p text:style-name="P31"><text:a xlink:type="simple" xlink:href="http://wiki.ros.org/teleop_twist_joy"><text:span text:style-name="T30">http://wiki.ros.org/teleop_twist_joy</text:span></text:a><text:span text:style-name="T30"> </text:span><text:line-break/></text:p>
      <text:p text:style-name="P41">--------------------------------------------------------------------------------</text:p>
      <text:p text:style-name="P31"><text:line-break/>Testing SLAM with 2D navigation goals in Rviz</text:p>
      <text:p text:style-name="P42"/>
      <text:p text:style-name="P75">in ubuntu terminal: </text:p>
      <text:p text:style-name="P75">$cd ~/catkin_ws </text:p>
      <text:p text:style-name="P75">$catkin_make </text:p>
      <text:p text:style-name="P75">$source ./devel/setup.bash </text:p>
      <text:p text:style-name="P75">$cd ~/catkin_ws </text:p>
      <text:p text:style-name="P75">$source ./devel/setup.bash </text:p>
      <text:p text:style-name="P46">$roslaunch <text:span text:style-name="T14">goto_box</text:span> <text:span text:style-name="T16">stageros2</text:span>.launch </text:p>
      <text:p text:style-name="P42">#open a new terminal, # ctrl+shift+t opens a new tab (way more comfortable ;-) ) </text:p>
      <text:p text:style-name="P46">$rosparam set use_sim_time true<text:tab/>#the simulation has to use the simulation time </text:p>
      <text:p text:style-name="P42"># Rviz and the action library will be launched</text:p>
      <text:p text:style-name="P42">=&gt; Click on the "2D navigation goal" </text:p>
      <text:p text:style-name="P42">=&gt; Drag the cursor somewhere on the map </text:p>
      <text:p text:style-name="P42">=&gt; Press the left-mouse button and drag it to set an orientation </text:p>
      <text:p text:style-name="P42">=&gt; Release the button </text:p>
      <text:p text:style-name="P42">#then SLAM will create a map to the given goal</text:p>
      <text:p text:style-name="P42"/>
      <text:p text:style-name="P38">--------------------------------------------------------------------------------</text:p>
      <text:p text:style-name="P38"/>
      <text:p text:style-name="P27">Testing Stage with 2D navigation goals <text:span text:style-name="T16">in Rviz</text:span></text:p>
      <text:p text:style-name="P38"/>
      <text:p text:style-name="P50">$cd ~/catkin_ws </text:p>
      <text:p text:style-name="P50">$catkin_make </text:p>
      <text:p text:style-name="P50">$source ./devel/setup.bash </text:p>
      <text:p text:style-name="P50">$roslaunch goto_box stageros_intro.launch </text:p>
      <text:p text:style-name="P50"/>
      <text:p text:style-name="P50">#the navigationstack will be launched in RViz </text:p>
      <text:p text:style-name="P50">=&gt; Click on the "2D navigation goal" </text:p>
      <text:p text:style-name="P50">=&gt; Drag the cursor somewhere on the map </text:p>
      <text:p text:style-name="P50">=&gt; Press the left-mouse button and drag it to set an orientation </text:p>
      <text:p text:style-name="P50">=&gt; Release the button </text:p>
      <text:p text:style-name="P50">#then navigation will reach its goal</text:p>
      <text:p text:style-name="P50"/>
      <text:p text:style-name="P119">--------------------------------------------------------------------------------</text:p>
      <text:p text:style-name="P27">Running the <text:span text:style-name="T16">complete</text:span> goto_box simulation</text:p>
      <text:p text:style-name="P49"/>
      <text:p text:style-name="P50">Note: Make sure that the LEDs, push buttons and buzzer are correctly connected to the Arduino. Check the output pins in the boxinfo.cpp file when using the complete design of the extensional module. Please refer to the complete documentation of this project when you want to do this!</text:p>
      <text:p text:style-name="P64">The design shouldn't be alternated when it is fully functioning. So better is to use an alternative Arduino when changing significant.</text:p>
      <text:p text:style-name="P50"/>
      <text:p text:style-name="P50">Note: Change the outputs pins in the boxinfo.cpp file to (on board) LED pin 13 <text:soft-page-break/>when using a <text:span text:style-name="T65">alternative </text:span>standard Arduino Uno only <text:span text:style-name="T24">(without all the LEDs, buttons and buzzer)</text:span>!! <text:span text:style-name="T65">(also make sure that you set the port of the arduino in the launch file properly!!, use the udev rules!!)</text:span></text:p>
      <text:p text:style-name="P56">Note: You can actually run this without the extensional module, whereas some errors will occur during launching of the system. This is due to the expected USB connection and feedback from the module. You can simply ignore those and set a navigation goal with Rviz manually. </text:p>
      <text:p text:style-name="P49"/>
      <text:p text:style-name="P39">-Connect the Arduino to the serial USB connection first</text:p>
      <text:p text:style-name="P39"/>
      <text:p text:style-name="P49">in ubuntu terminal: </text:p>
      <text:p text:style-name="P49">$cd ~/catkin_ws </text:p>
      <text:p text:style-name="P49">$catkin_make </text:p>
      <text:p text:style-name="P49">$source ./devel/setup.bash </text:p>
      <text:p text:style-name="P49">$roslaunch <text:span text:style-name="T16">goto_box</text:span> <text:span text:style-name="T16">goto_box_sim</text:span>.launch</text:p>
      <text:p text:style-name="P49"/>
      <text:p text:style-name="P64">When using a clean alternative arduino: (change launch file and firmware conf port settings)(, <text:span text:style-name="T80">and the</text:span> udev rules)<text:line-break/>$roslaunch goto_box goto_box_incl_upload.launch</text:p>
      <text:p text:style-name="P47"/>
      <text:p text:style-name="P48">#Make a short from pin 6 or 7 to the ground. <text:span text:style-name="T16">You'll see the odometry moving to a position in the map. The LED blinks during moving and is only ON when the odometry stopped moving. The red LED is ON when an error occurs. The buzzer produces a sound when the final position is reached.</text:span></text:p>
      <text:p text:style-name="P48"/>
      <text:p text:style-name="P40">--------------------------------------------------------------------------------</text:p>
      <text:p text:style-name="P38"/>
      <text:p text:style-name="P28">Running the <text:span text:style-name="T16">complete</text:span> goto_box simulation <text:span text:style-name="T24">with easy arduino debugging options<text:line-break/><text:line-break/></text:span><text:span text:style-name="T26">When you want to test quick changes to the Arduino code in the complete simulation → use the goto_box_incl_upload.launch file.</text:span></text:p>
      <text:p text:style-name="P28"/>
      <text:p text:style-name="P51">First edit the Arduino code and then launch the goto_box_incl_upload.launch file. The Cmake compiles the complete project and uploads it to your board. <text:line-break/></text:p>
      <text:p text:style-name="P53">Note: Take into account that the Cmake compiler debugs the Arduino code only. Make sure that you run catkin_make before uploading when changing code to other nodes.</text:p>
      <text:p text:style-name="P29"><text:span text:style-name="T25"><text:line-break/>Note: Take into account that you have to change board settings when using an alternative for the Uno! Please refer to uploading Arduino code with Cmake in </text:span><text:span text:style-name="T27">this </text:span><text:span text:style-name="T25">userManual. </text:span></text:p>
      <text:p text:style-name="P38"/>
      <text:p text:style-name="P38"/>
      <text:p text:style-name="P38"/>
      <text:p text:style-name="P38"/>
      <text:p text:style-name="P38"/>
      <text:p text:style-name="P149">The real practice</text:p>
      <text:p text:style-name="P79"/>
      <text:p text:style-name="P80">Note: Please read everything carefully before doing something</text:p>
      <text:p text:style-name="P57"/>
      <text:p text:style-name="P32">Power up of the wheelchair:</text:p>
      <text:p text:style-name="P57">The power of the wheelchair is connected and disconnected from its source by the emergency button. This button is on the right side of the wheelchair.</text:p>
      <text:p text:style-name="P57"><text:line-break/>Note: Make sure that the joystick controller is in its neutral position: this means that the <text:span text:style-name="T49">switch on the left of the controller must be in its neutral position (0). </text:span></text:p>
      <text:p text:style-name="P57"/>
      <text:p text:style-name="P57">To power the wheelchair: twist the red emergency button to the right. The emergency button will pop up. You´ll hear the laser scanner turning after a few seconds. </text:p>
      <text:p text:style-name="P38"/>
      <text:p text:style-name="P58">Then you are able to set the wheelchair in is manual mode:</text:p>
      <text:p text:style-name="P58">This is setting the joystick mode on (1) (switch on the left side). After that: switch on the joystick controller by pressing the I/O button on top of the controller. You´ll see an indication of the battery voltage and a green LED is indicating the choice that you´ve just made on the controller.</text:p>
      <text:p text:style-name="P58"/>
      <text:p text:style-name="P58"><text:span text:style-name="T50">Before controlling the joystick:</text:span><text:line-break/>It is very important that the pullies of the wheels are positioned into the correct place. The pullies are located on the a<text:span text:style-name="T66">xis</text:span> against the wheel. These pullies have two noks on one side that can be seen when pulling the pully away from the wheel. <text:span text:style-name="T51">The wheel itself contains 2 sparings where the noks fall into. Make sure that these noks are positioned in the sparings when controlling the wheelchair with the joystick. By this way, the gearbox can actually drive the wheels.</text:span></text:p>
      <text:p text:style-name="P58"/>
      <text:p text:style-name="P59">Note: when you want to position the wheelchair in a desired position by hand: Make sure that the pullies are not driving the wheels. Do this by pulling out the pullies away from the wheel. Then turn them a little bit so that the noks are not positioned in the sparing <text:span text:style-name="T76">any more.</text:span> By this way you can drive the wheelchair by hand. </text:p>
      <text:p text:style-name="P38"/>
      <text:p text:style-name="P60"><text:span text:style-name="T4">First contact with the wheelchair:</text:span><text:line-break/>You'll now getting the first serial contact with the wheelchair. In this case, start testing the serial communication between your own laptop and the Arduino Mega2560. First You need to connect the correct USB cable to your laptop. The Arduino is positioned underneath the seat in a little clear box. You'll see a blue usb cable coming out of that box which goes to the USB hub. Disconnect the blue cable from the hub and plug it into your laptop. <text:span text:style-name="T54">Open a terminal in ubuntu and start typing the following:<text:line-break/>ls /dev/ttyACM* <text:line-break/>If everything is connected correctly, you'll see the following: /dev/ttyACM0<text:line-break/>If not, please check the USB cable or unplug other peripherals from your laptop. Or check the power that is probably missing from the ardruino </text:span></text:p>
      <text:p text:style-name="P116"><text:span text:style-name="T31">Then set the permission: sudo chmod a+rw /dev/ttyACM0 <text:line-break/>Open a new terminal and start a roscore,<text:line-break/>Then open a third terminal and type the following: </text:span>rosrun rosserial_python serial_node.py _port:=/dev/ttyACM<text:span text:style-name="T54">0</text:span> _baud:=57600<text:line-break/><text:span text:style-name="T54">You should see the following: </text:span></text:p>
      <text:p text:style-name="P117">[INFO] [WallTime: 1463546846.137011] ROS Serial Python Node </text:p>
      <text:p text:style-name="P117">[INFO] [WallTime: 1463546846.139710] Connecting to /dev/wheelchair_mega at 57600 baud </text:p>
      <text:p text:style-name="P117">[INFO] [WallTime: 1463546848.413328] Note: publish buffer size is 512 bytes </text:p>
      <text:p text:style-name="P117">[INFO] [WallTime: 1463546848.413641] Setup publisher on /wc_joy_ [sensor_msgs/Joy] </text:p>
      <text:p text:style-name="P117">[INFO] [WallTime: 1463546848.419543] Note: subscribe buffer size is 512 bytes </text:p>
      <text:p text:style-name="P117">[INFO] [WallTime: 1463546848.419769] Setup subscriber on /wc_joy [sensor_msgs/Joy] </text:p>
      <text:p text:style-name="P117"/>
      <text:p text:style-name="P61"><text:soft-page-break/></text:p>
      <text:p text:style-name="P65">IMPORTANT! : Make sure that the joystick controller is turned <text:span text:style-name="T64">OFF</text:span> when powering up the wheelchair. When it is powered up: set the joystick controller to mode (2) or (1), power the joy controller after the wheelchair is fully powered and running. This prevents the mega2560 from reading faulty information. When you want to <text:span text:style-name="T76">switch</text:span> from mode: turn the controller off, change the mode and power the controller up again. </text:p>
      <text:p text:style-name="P65"/>
      <text:p text:style-name="P65">It will be the case that the serial port is returning warnings due to serial port failures. You can simply ignore these warnings</text:p>
      <text:p text:style-name="P62"/>
      <text:p text:style-name="P62">IMPORTANT! : Take into account that you're not running a simulation <text:span text:style-name="T76">any more</text:span>! Therefore the simulation_time must be set to <text:span text:style-name="T63">false</text:span>! Otherwise the systems will not sync properly.</text:p>
      <text:p text:style-name="P61"/>
      <text:p text:style-name="P65">!!Now the udev rules become very powerful. Please read in one of the previous sections how to set up and use the udev.rules that are available in this package. !!</text:p>
      <text:p text:style-name="P65"/>
      <text:p text:style-name="P33">SLAM mapping using a hokuyo_node <text:span text:style-name="T62">on the real robot</text:span></text:p>
      <text:p text:style-name="P6">Make sure that your <text:span text:style-name="T81">laptop is connected to the usb hub. Make sure that all the peripherals: laser, arduino mega and navigation box are connected to the hub. </text:span></text:p>
      <text:p text:style-name="P7">Or you want to use the Odroid. Instructions are given below.</text:p>
      <text:p text:style-name="P5"/>
      <text:p text:style-name="P5">in ubuntu terminal: </text:p>
      <text:p text:style-name="P87">$cd ~/catkin_ws </text:p>
      <text:p text:style-name="P87">$catkin_make </text:p>
      <text:p text:style-name="P45">$source ./devel/setup.bash </text:p>
      <text:p text:style-name="P52">$roslaunch goto_box <text:span text:style-name="T62">wheelchair_slam</text:span>.launch</text:p>
      <text:p text:style-name="P63">#open a new terminal<text:line-break/>#Make sure that the laser is connected to the usb terminal, whereas other devices are disconnected. <text:line-break/>$rosrun hokuyo_node hokuyo_node</text:p>
      <text:p text:style-name="P63"/>
      <text:p text:style-name="P63">or use udev rules:</text:p>
      <text:p text:style-name="P63">$rosrun hokuyo_node hokuyo_node _port:=/dev/usb_<text:span text:style-name="T67">hokuyo</text:span></text:p>
      <text:p text:style-name="P63"/>
      <text:p text:style-name="P63">Set the wheelchair to manual mode, which is (switch on 1), then simply drive the robot around. You'll see that a map will be generated.</text:p>
      <text:p text:style-name="P63"/>
      <text:p text:style-name="P68">#########################################################################<text:line-break/># !Important notice when slamming the environment with hector mapping! ##<text:line-break/>#########################################################################</text:p>
      <text:p text:style-name="P68">Use gear <text:span text:style-name="T4">2</text:span> of the joystick controller to SLAM the complete environment. This allows you to build a nice map without “shifted” data in it. You'll experience it when using a gear higher than 2.</text:p>
      <text:p text:style-name="P63"/>
      <text:p text:style-name="P66"><text:span text:style-name="T4">Autonomously navigation using the extensional module</text:span><text:line-break/>Please make sure that the joystick controller is off when powering the complete wheelchair. Power the wheelchair, set the joystick mode to 2, launch the ros launch file: goto_box_chair present on your laptop and then power up the joystick controller. </text:p>
      <text:p text:style-name="P66">You need to connect the extensional module to the usb hub to make this completely functioning. </text:p>
      <text:p text:style-name="P66"/>
      <text:p text:style-name="P66">Take into account that the launch file uses udev files for its usb settings.</text:p>
      <text:p text:style-name="P66"/>
      <text:p text:style-name="P67"/>
      <text:p text:style-name="P67"/>
      <text:p text:style-name="P67"/>
      <text:p text:style-name="P67"/>
      <text:p text:style-name="P67"/>
      <text:p text:style-name="P67"/>
      <text:p text:style-name="P67"><text:soft-page-break/>It might be the case that the devices are not <text:span text:style-name="T76">recognised</text:span> <text:span text:style-name="T70">dire</text:span>ctly, simple solution for that is to unplug the usb cable from your laptop and simply reconnected it again,</text:p>
      <text:p text:style-name="P67">Check in your <text:span text:style-name="T68">system directory file</text:span> if the pointers are available:</text:p>
      <text:p text:style-name="P67">$ls /dev/</text:p>
      <text:p text:style-name="P66"><text:line-break/>Check whether the wheelchair is using your own generated map. Check out how the map is <text:span text:style-name="T76">argument</text:span> in the ros launch file (map server). </text:p>
      <text:p text:style-name="P68"/>
      <text:p text:style-name="P68">When running the goto_box_chair launch file, you'll see that the robot itself is not correctly “localised” (you can see this by the way the scan data is not matching the real map, so the particle cloud from amcl is spread widely). <text:span text:style-name="T70">In fact it is actually using the global localisation to localize the robot in the map generally.</text:span> This is because we're not setting an initial pose.</text:p>
      <text:p text:style-name="P68"/>
      <text:p text:style-name="P68">!Remember carefully: We're not interested in odometry! Amcl pose it the one of interest! <text:span text:style-name="T69">Amcl pose is giving us the pose relative to the map frame!</text:span></text:p>
      <text:p text:style-name="P68"/>
      <text:p text:style-name="P70">When you move the robot forward, the global cloud will actually convert to a dense cloud. The robot is then <text:span text:style-name="T76">localised</text:span> perfectly. This will happen pretty quickly.</text:p>
      <text:p text:style-name="P68"/>
      <text:p text:style-name="P68">!<text:span text:style-name="T69">Take into account that amcl itself is not an optimised algorithm. It can give problems when the robot starts turning too fast. Each system is different, therefore you might want to take a look at the parameters that are set for this amcl algorithm to make it more stable. </text:span></text:p>
      <text:p text:style-name="P68"/>
      <text:p text:style-name="P71">Now that the robot is <text:span text:style-name="T76">localised</text:span> properly, we're actually able to set a navigation goal.</text:p>
      <text:p text:style-name="P71"/>
      <text:p text:style-name="P34">Using the Odroid on this system</text:p>
      <text:p text:style-name="P70">The wheelchair actually uses an Odroid to make that the wheelchair can work on its own without a laptop <text:span text:style-name="T76">on this wheelchair</text:span>. You can see the od<text:span text:style-name="T79">r</text:span>oid as your laptop, but way smaller. First you need to know what t<text:span text:style-name="T71">o do to connect properly to this Odroid.</text:span></text:p>
      <text:p text:style-name="P70"/>
      <text:p text:style-name="P72">There are actually two ways to use the Odroid:</text:p>
      <text:p text:style-name="P72"/>
      <text:p text:style-name="P72">1. Simply connect a HDMI screen, usb mouse and keyboard to the odroid. Plug in the power cable. (The power cable on the wheelchair is actually connected to a converter) Simply powering up the wheelchair would power up the Odroid as well. <text:line-break/>!! Please take into account that a special HDMI cable is required to connect the Ordoid to a screen !! There are differences in these cables !!</text:p>
      <text:p text:style-name="P72">You can now simply open a command line and power up your project. </text:p>
      <text:p text:style-name="P72"/>
      <text:p text:style-name="P72">2. You can also access the odroid by using a shell over a local <text:span text:style-name="T76">area</text:span> network. You simply need to have a router which <text:span text:style-name="T76">initialises</text:span> this network. <text:line-break/>The router and network that I used are:</text:p>
      <text:p text:style-name="P73">Edimax router BR-6478AC V2 with network: Wifi_chair_2_4_Ghz</text:p>
      <text:p text:style-name="P72">Take into account that the Odroid is automatically connecting to the correct router. If you use an alternative router: you need to configure the Odoid and the router itself to connect to the local erea network. </text:p>
      <text:p text:style-name="P72">Simply logging in into the router:</text:p>
      <text:p text:style-name="P72">*Use google chroome* (firefox is not working) type in the ip adress of the router: 192.168.X.XXX in the internet browser (the ip adress of the router is labled on the bottom) When you connect for the first time: use a crosslink cable to connect to it. When the router is already set up, you can simply use the Wi-Fi instead. <text:span text:style-name="T72">Check your Wi-Fi signals to see if the router is set up correctly.</text:span></text:p>
      <text:p text:style-name="P72">Then you will navigate through the router to check whether the Odroid and your laptop is connected properly. DHCP client list will give you the current connected devices. You can check out the ip adress of your laptop and the Odroid, which you will need.</text:p>
      <text:p text:style-name="P72"/>
      <text:p text:style-name="P120"/>
      <text:p text:style-name="P120"><text:soft-page-break/><text:span text:style-name="T34">When you want to use secure shell to access the Odroid, you need to install the following packages on your laptop:<text:line-break/>$</text:span>sudo apt-get install openssh-server</text:p>
      <text:p text:style-name="P120"><text:span text:style-name="T72">$</text:span>sudo apt-get install openssh-<text:span text:style-name="T72">client</text:span></text:p>
      <text:p text:style-name="P121">$sudo apt-get install arp-scan #nice tool to deterime the connected devices to the network</text:p>
      <text:p text:style-name="P122"># These packages also have to be installed on the Odroids' side. These should be installed when the original Odroid is still on the wheelchair. You can check this when running into problems.</text:p>
      <text:p text:style-name="P122"/>
      <text:p text:style-name="P122"/>
      <text:p text:style-name="P122">When your connection to the router is satisfied and the connection from the Odroid to the router is satisfied, we can start a shell to control the Odroid:</text:p>
      <text:p text:style-name="P122"/>
      <text:p text:style-name="P122">In your ubuntu terminal:</text:p>
      <text:p text:style-name="P122">$ssh -X <text:a xlink:type="simple" xlink:href="mailto:odroid@192.168.X.XXX">odroid@192.168.X.XXX</text:a> (use the ip adress of the Odroid)</text:p>
      <text:p text:style-name="P122"># when your laptop is connecting to the shell for the first time, you'll be asked to accept the shell: simply type: yes<text:line-break/>#you'll see something like this in your terminal:</text:p>
      <text:p text:style-name="P122">odroid@ordoid$ (Usually it will have a different colour, but this might not be the case)</text:p>
      <text:p text:style-name="P123">#(when you're using the correct router and odroid OS, your odroid will have the default ip adres of: 192.168.0.101 <text:span text:style-name="T81">when it is the second device that is connecting to the router. So make sure that your laptop is the first one!</text:span></text:p>
      <text:p text:style-name="P123">You can check this by logging in the the router. For that, you'll need to log into the router. Find the ip by typing:</text:p>
      <text:p text:style-name="P123">$ifconfig</text:p>
      <text:p text:style-name="P123">Then use chroome browser to log in: 192.XXX.X.XXX</text:p>
      <text:p text:style-name="P124">look for the client list, you'll see the odroid connected to the router when you're using the correct one. </text:p>
      <text:p text:style-name="P124"/>
      <text:p text:style-name="P138">Standard ip adress of Edimax router that I used: 192.168.0.1. <text:line-break/>login: user: admin, pass: 1234</text:p>
      <text:p text:style-name="P124"/>
      <text:p text:style-name="P126">When you want to move files from your laptop to the Odroid:</text:p>
      <text:p text:style-name="P126"># This is just a nice feature of the shell and the local network.<text:line-break/>Navigate to the map (on your laptop) where the file which you want to move is located. Could be ~/Desktop. </text:p>
      <text:p text:style-name="P128"># So make sure that you're out the odroid shell, or open a new ubuntu terminal</text:p>
      <text:p text:style-name="P127">The command that your using is: </text:p>
      <text:p text:style-name="P127">scp -r (filename) <text:a xlink:type="simple" xlink:href="mailto:odroid@192.168.X.XXX">odroid@192.168.X.XXX</text:a>:/home/odroid (you can choose an other file directory of course)</text:p>
      <text:p text:style-name="P126">So your complete command should look something like this when you want to move a Arduino folder for instance:</text:p>
      <text:p text:style-name="P125">scp -r arduino-1.6.9 <text:a xlink:type="simple" xlink:href="mailto:odroid@192.168.0.101">odroid@192.168.0.101</text:a>:/home/odroid</text:p>
      <text:p text:style-name="P125"/>
      <text:p text:style-name="P129">Sync laptop system and odroid system together:</text:p>
      <text:p text:style-name="P129"># One thing that you really want to do is sharing a ros master to visualize data (that is coming from the Odroid) more quickly.</text:p>
      <text:p text:style-name="P129">You need to set this up in the bash file of both systems:</text:p>
      <text:p text:style-name="P129">In the Odroid bash file:</text:p>
      <text:p text:style-name="P129">include the following lines in the Odroids' bash file:<text:line-break/><text:span text:style-name="T73">(# access bash file by nano ~/.bashrc, or use gedit)</text:span></text:p>
      <text:p text:style-name="P129">export ROS_IP=192.168.0.XXX <text:span text:style-name="T74">#use ip of your Odroid</text:span></text:p>
      <text:p text:style-name="P129">export ROS_MASTER_URI=<text:a xlink:type="simple" xlink:href="http://192.168.0.XXX:11311/">http://192.168.0.XXX:11311</text:a> <text:span text:style-name="T74">#use ip of Odroid</text:span></text:p>
      <text:p text:style-name="P125"/>
      <text:p text:style-name="P129"># You can simply check <text:span text:style-name="T74">your own ip</text:span> this by the command ifconfig in your own terminal. <text:span text:style-name="T74">This works from the Odroid side and your laptop side</text:span></text:p>
      <text:p text:style-name="P129"/>
      <text:p text:style-name="P129">In your laptops' bash file:</text:p>
      <text:p text:style-name="P129">include the following lines in the bash file:</text:p>
      <text:p text:style-name="P130">export ROS_IP=192.168.0.XXX <text:span text:style-name="T74">#ip adress of your laptop</text:span></text:p>
      <text:p text:style-name="P130">export ROS_MASTER_URI=<text:a xlink:type="simple" xlink:href="http://192.168.0.XXX:11311/">http://192.168.0.XXX:11311</text:a> <text:span text:style-name="T74">#ip adress of Odroid</text:span></text:p>
      <text:p text:style-name="P130"/>
      <text:p text:style-name="P130"><text:soft-page-break/>Now run a roscore in <text:span text:style-name="T86">the Odroids terminal</text:span>. <text:span text:style-name="T75">Run a launch file, like wheelchair_slam in a second terminal. And use hokuyo nodes in a third terminal.</text:span> <text:line-break/>Use a terminal <text:span text:style-name="T86">in your own laptop</text:span> to run <text:span text:style-name="T86">Rviz</text:span>.</text:p>
      <text:p text:style-name="P145">#Run master on Odroid is preferable because of the connection between master and nodes.</text:p>
      <text:p text:style-name="P130"/>
      <text:p text:style-name="P131">!Please change your ip settings in the bash file while running a system on your laptop or Odroid only. When you change it, you should restart your system when not setting an ip or master_uri in your bash file.</text:p>
      <text:p text:style-name="P131"/>
      <text:p text:style-name="P132">You can actually start us<text:span text:style-name="T77">ing</text:span> the goto_odroid package (which is available from svn under the goto_box project file) now that you know the basics of how to use the odroid. You can easily upload the complete folder with the scp command. Note that this package is simplified for the odroid (saves some memory space). So therefore you have to take into account that the launch files and source files are different when running a real time system.<text:span text:style-name="T87">(note that this package is already there when using the odroid that I used on the wheelchair)</text:span></text:p>
      <text:p text:style-name="P132"/>
      <text:p text:style-name="P132">You'll notice that Rviz is not included in the launch files any more. This is due to the shared system usage. You don't want to run Rviz though the ssh client (way too slow!). Instead running Rviz from your own laptop is beneficial. </text:p>
      <text:p text:style-name="P132"/>
      <text:p text:style-name="P135">You'll find two helpful rviz config files on svn when <text:span text:style-name="T85">running</text:span> the complete robot with shared system. (You'll need to re<text:span text:style-name="T82">locate these files</text:span> to use the correct file path.<text:span text:style-name="T82">)</text:span></text:p>
      <text:p text:style-name="P133">rosrun rviz rviz -d /home/(“username”)/catkin_ws/src/goto_box_project/RViz_odroid/goto_odroid.rviz </text:p>
      <text:p text:style-name="P134">rosrun rviz rviz -d /home/(“username”)/catkin_ws/src/goto_box_project/RViz_odroid/<text:span text:style-name="T78">mapping</text:span>_odroid.rviz </text:p>
      <text:p text:style-name="P133"># use these 2 rviz configuration files for visualization of your robot when running it on the odroid with shared system.</text:p>
      <text:p text:style-name="P133"/>
      <text:p text:style-name="P139">#using dmesg command is powerful to check to see if the usb peripherals are connected correctly</text:p>
      <text:p text:style-name="P139"/>
      <text:p text:style-name="P140">Another useful thing that is implemented in the Odroid is the tracking of image data from the webcam on the wheelchair.</text:p>
      <text:p text:style-name="P140">The only thing you need to to is:</text:p>
      <text:p text:style-name="P140">Shell into the odroid. Then type the following command: <text:line-break/>$sudo service motion start</text:p>
      <text:p text:style-name="P140">Then you can go to the webpage were the image<text:span text:style-name="T83">s</text:span> will be published;<text:line-break/>You can access the motion server by typing <text:a xlink:type="simple" xlink:href="http://Ip/">http://Ip</text:a> adress-odroid:8081/</text:p>
      <text:p text:style-name="P140">So for in our case: <text:a xlink:type="simple" xlink:href="http://192.168.0.101:8081/">http://192.168.0.101:8081/</text:a><text:line-break/>you'll see the output of the webcam being published though the webpage.</text:p>
      <text:p text:style-name="P140">When you want to stop:</text:p>
      <text:p text:style-name="P140">$sudo service motion stop</text:p>
      <text:p text:style-name="P140"/>
      <text:p text:style-name="P142">Important notice! Make sure that you run a time server when running separate systems on your computer and odroid. A ntp server is recommended. Remember they have to share the same time signal when running!!</text:p>
      <text:p text:style-name="P142">Information and troubleshooting: <text:a xlink:type="simple" xlink:href="http://www.thegeekstuff.com/2014/06/linux-ntp-server-client/">http://www.thegeekstuff.com/2014/06/linux-ntp-server-client/</text:a> </text:p>
      <text:p text:style-name="P142"/>
      <text:p text:style-name="P143">When your router is not connected to the internet: please use the following instructions to sync the sytems times.</text:p>
      <text:p text:style-name="P143">There is a script file available on the Odroid which is called bas_time_sync.sh</text:p>
      <text:p text:style-name="P143">The script file is only containing the line:<text:line-break/>date --set "$(ssh bas@192.168.0.100 'date -u')" </text:p>
      <text:p text:style-name="P143">Your user name and ip adress should be here in this file.</text:p>
      <text:p text:style-name="P143">Then log into your odroid and type in the following commands:<text:line-break/>$sudo bash</text:p>
      <text:p text:style-name="P143">$./bas_time_sync.sh<text:line-break/>#enter password</text:p>
      <text:p text:style-name="P143">$exit</text:p>
      <text:p text:style-name="P143"><text:soft-page-break/># The odroid shares the exact same time now. (This is needed for shared systems)</text:p>
      <text:p text:style-name="P144">load pgm file in stage:</text:p>
      <text:p text:style-name="P144">The stage map is defined in the world file, where the with and height is defined. To define these, use gimp.</text:p>
      <text:p text:style-name="P144">$sudo apt-get install gimp.</text:p>
      <text:p text:style-name="P144">Open gimp and your pgm file, measure the most left pixel of your map and most right pixel of your map. Take the difference and multiply this with the resolotion/meter. Do the same with the most upper pixel and the most lower pixel. Put these numbers in the world file.</text:p>
      <text:p text:style-name="P144"/>
      <text:p text:style-name="P146">!Important notice: The wheelencoders will only work when the motors are driving. This means that the encoders won't work when moving the wheelchair up and down without the motors.</text:p>
      <text:p text:style-name="P146"/>
      <text:p text:style-name="P147"><text:a xlink:type="simple" xlink:href="https://github.com/laas">https://github.com/laas</text:a> #plugin to use the amcl_pose vector,</text:p>
      <text:p text:style-name="P147">simply clone rviz_plugin_covarience in your source and compile, just add this pose from the topics.</text:p>
      <text:p text:style-name="P147"/>
      <text:p text:style-name="P158">Logging data from topics:<text:line-break/>Usage of rosbags,</text:p>
      <text:p text:style-name="P158">or:</text:p>
      <text:p text:style-name="P158">use: rostopic echo (topic) &gt; (topic name).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3T15:50:56.206579935</dc:date>
    <meta:generator>LibreOffice/4.2.8.2$Linux_X86_64 LibreOffice_project/420m0$Build-2</meta:generator>
    <meta:editing-duration>PT14H55M9S</meta:editing-duration>
    <meta:editing-cycles>99</meta:editing-cycles>
    <meta:document-statistic meta:table-count="0" meta:image-count="0" meta:object-count="0" meta:page-count="16" meta:paragraph-count="371" meta:word-count="5287" meta:character-count="36452" meta:non-whitespace-character-count="31193"/>
  </office:meta>
</office:document-meta>
</file>